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8.69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0_before-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ground_truth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office:value-type="string" calcext:value-type="string">
            <text:p>is_correct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14-2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02840972" calcext:value-type="float">
            <text:p>2.840972E-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0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914" calcext:value-type="float">
            <text:p>0.99997914</text:p>
          </table:table-cell>
          <table:table-cell office:value-type="float" office:value="0.00002081524" calcext:value-type="float">
            <text:p>2.08152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53-0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3745626" calcext:value-type="float">
            <text:p>2.3745626E-05</text:p>
          </table:table-cell>
          <table:table-cell office:value-type="float" office:value="0.9999763" calcext:value-type="float">
            <text:p>0.99997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11" calcext:value-type="float">
            <text:p>0.9999511</text:p>
          </table:table-cell>
          <table:table-cell office:value-type="float" office:value="0.000048906266" calcext:value-type="float">
            <text:p>4.89062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0-0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23" calcext:value-type="float">
            <text:p>0.9999423</text:p>
          </table:table-cell>
          <table:table-cell office:value-type="float" office:value="0.000057662644" calcext:value-type="float">
            <text:p>5.766264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6-2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0.0000009888208" calcext:value-type="float">
            <text:p>9.888208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19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414089" calcext:value-type="float">
            <text:p>3.414089E-05</text:p>
          </table:table-cell>
          <table:table-cell office:value-type="float" office:value="0.9999659" calcext:value-type="float">
            <text:p>0.9999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51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77881126" calcext:value-type="float">
            <text:p>7.7881126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37-5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5500599" calcext:value-type="float">
            <text:p>0.000000155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8-02-1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6236766" calcext:value-type="float">
            <text:p>6.236766E-06</text:p>
          </table:table-cell>
          <table:table-cell office:value-type="float" office:value="0.9999938" calcext:value-type="float">
            <text:p>0.9999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52-4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721958" calcext:value-type="float">
            <text:p>8.721958E-05</text:p>
          </table:table-cell>
          <table:table-cell office:value-type="float" office:value="0.99991274" calcext:value-type="float">
            <text:p>0.999912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4-2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66" calcext:value-type="float">
            <text:p>0.9998566</text:p>
          </table:table-cell>
          <table:table-cell office:value-type="float" office:value="0.00014340434" calcext:value-type="float">
            <text:p>0.0001434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23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671188" calcext:value-type="float">
            <text:p>0.0001667119</text:p>
          </table:table-cell>
          <table:table-cell office:value-type="float" office:value="0.9998332" calcext:value-type="float">
            <text:p>0.99983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5-1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81" calcext:value-type="float">
            <text:p>0.9998481</text:p>
          </table:table-cell>
          <table:table-cell office:value-type="float" office:value="0.00015185829" calcext:value-type="float">
            <text:p>0.0001518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4-42-1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780649" calcext:value-type="float">
            <text:p>4.780649E-05</text:p>
          </table:table-cell>
          <table:table-cell office:value-type="float" office:value="0.9999522" calcext:value-type="float">
            <text:p>0.9999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1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24" calcext:value-type="float">
            <text:p>0.9999424</text:p>
          </table:table-cell>
          <table:table-cell office:value-type="float" office:value="0.00005761604" calcext:value-type="float">
            <text:p>0.000057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8-32-5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2461744" calcext:value-type="float">
            <text:p>7.2461744E-06</text:p>
          </table:table-cell>
          <table:table-cell office:value-type="float" office:value="0.9999927" calcext:value-type="float">
            <text:p>0.99999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1-0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396971" calcext:value-type="float">
            <text:p>0.000005397</text:p>
          </table:table-cell>
          <table:table-cell office:value-type="float" office:value="0.99999464" calcext:value-type="float">
            <text:p>0.999994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5-0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15" calcext:value-type="float">
            <text:p>0.99998915</text:p>
          </table:table-cell>
          <table:table-cell office:value-type="float" office:value="0.000010894503" calcext:value-type="float">
            <text:p>1.089450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8-1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29991395" calcext:value-type="float">
            <text:p>2.999139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44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74750126" calcext:value-type="float">
            <text:p>7.4750126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1-1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79" calcext:value-type="float">
            <text:p>0.9999279</text:p>
          </table:table-cell>
          <table:table-cell office:value-type="float" office:value="0.00007210897" calcext:value-type="float">
            <text:p>0.0000721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22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054966" calcext:value-type="float">
            <text:p>0.0001405497</text:p>
          </table:table-cell>
          <table:table-cell office:value-type="float" office:value="0.99985945" calcext:value-type="float">
            <text:p>0.99985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4-25-4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306157" calcext:value-type="float">
            <text:p>0.0001830616</text:p>
          </table:table-cell>
          <table:table-cell office:value-type="float" office:value="0.99981695" calcext:value-type="float">
            <text:p>0.99981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2-0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00001505728" calcext:value-type="float">
            <text:p>1.5057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41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6" calcext:value-type="float">
            <text:p>0.9999956</text:p>
          </table:table-cell>
          <table:table-cell office:value-type="float" office:value="0.000004461736" calcext:value-type="float">
            <text:p>4.46173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8-2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9" calcext:value-type="float">
            <text:p>0.9999889</text:p>
          </table:table-cell>
          <table:table-cell office:value-type="float" office:value="0.000011063099" calcext:value-type="float">
            <text:p>1.106309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6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95" calcext:value-type="float">
            <text:p>0.9999695</text:p>
          </table:table-cell>
          <table:table-cell office:value-type="float" office:value="0.000030539486" calcext:value-type="float">
            <text:p>3.053948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2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038038" calcext:value-type="float">
            <text:p>0.000008038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4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96" calcext:value-type="float">
            <text:p>0.99998796</text:p>
          </table:table-cell>
          <table:table-cell office:value-type="float" office:value="0.000012059802" calcext:value-type="float">
            <text:p>1.205980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2-4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5665914" calcext:value-type="float">
            <text:p>7.5665914E-05</text:p>
          </table:table-cell>
          <table:table-cell office:value-type="float" office:value="0.9999243" calcext:value-type="float">
            <text:p>0.99992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01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36" calcext:value-type="float">
            <text:p>0.99998736</text:p>
          </table:table-cell>
          <table:table-cell office:value-type="float" office:value="0.000012650254" calcext:value-type="float">
            <text:p>1.265025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11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1832678" calcext:value-type="float">
            <text:p>2.1832678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1-5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497" calcext:value-type="float">
            <text:p>0.99997497</text:p>
          </table:table-cell>
          <table:table-cell office:value-type="float" office:value="0.000025073365" calcext:value-type="float">
            <text:p>2.507336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48-3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5300147" calcext:value-type="float">
            <text:p>0.00000353</text:p>
          </table:table-cell>
          <table:table-cell office:value-type="float" office:value="0.9999964" calcext:value-type="float">
            <text:p>0.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8-0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955" calcext:value-type="float">
            <text:p>0.99979955</text:p>
          </table:table-cell>
          <table:table-cell office:value-type="float" office:value="0.00020049464" calcext:value-type="float">
            <text:p>0.0002004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05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106" calcext:value-type="float">
            <text:p>0.99999106</text:p>
          </table:table-cell>
          <table:table-cell office:value-type="float" office:value="0.000008961172" calcext:value-type="float">
            <text:p>8.96117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09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5" calcext:value-type="float">
            <text:p>0.9999895</text:p>
          </table:table-cell>
          <table:table-cell office:value-type="float" office:value="0.000010447064" calcext:value-type="float">
            <text:p>1.044706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3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42125746" calcext:value-type="float">
            <text:p>0.0042125746</text:p>
          </table:table-cell>
          <table:table-cell office:value-type="float" office:value="0.99578744" calcext:value-type="float">
            <text:p>0.995787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4-5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6455" calcext:value-type="float">
            <text:p>0.99966455</text:p>
          </table:table-cell>
          <table:table-cell office:value-type="float" office:value="0.00033551225" calcext:value-type="float">
            <text:p>0.0003355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6-05-2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116963" calcext:value-type="float">
            <text:p>0.9116963</text:p>
          </table:table-cell>
          <table:table-cell office:value-type="float" office:value="0.088303655" calcext:value-type="float">
            <text:p>0.088303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14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430122" calcext:value-type="float">
            <text:p>4.30122E-06</text:p>
          </table:table-cell>
          <table:table-cell office:value-type="float" office:value="0.9999957" calcext:value-type="float">
            <text:p>0.99999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6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22144489" calcext:value-type="float">
            <text:p>2.2144489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7-29-3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944" calcext:value-type="float">
            <text:p>0.99993944</text:p>
          </table:table-cell>
          <table:table-cell office:value-type="float" office:value="0.00006051188" calcext:value-type="float">
            <text:p>6.0511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3-49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7872223" calcext:value-type="float">
            <text:p>7.872223E-07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5-14-2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94" calcext:value-type="float">
            <text:p>0.9999794</text:p>
          </table:table-cell>
          <table:table-cell office:value-type="float" office:value="0.00002067466" calcext:value-type="float">
            <text:p>2.0674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17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9527838" calcext:value-type="float">
            <text:p>9.527838E-06</text:p>
          </table:table-cell>
          <table:table-cell office:value-type="float" office:value="0.99999046" calcext:value-type="float">
            <text:p>0.999990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7-45-00.tif</text:p>
          </table:table-cell>
          <table:table-cell office:value-type="string" calcext:value-type="string">
            <text:p>pathological</text:p>
          </table:table-cell>
          <table:table-cell office:value-type="string" calcext:value-type="string">
            <text:p>healthy</text:p>
          </table:table-cell>
          <table:table-cell office:value-type="float" office:value="0.5141327" calcext:value-type="float">
            <text:p>0.5141327</text:p>
          </table:table-cell>
          <table:table-cell office:value-type="float" office:value="0.48586735" calcext:value-type="float">
            <text:p>0.48586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1-5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19" calcext:value-type="float">
            <text:p>0.9999819</text:p>
          </table:table-cell>
          <table:table-cell office:value-type="float" office:value="0.000018067354" calcext:value-type="float">
            <text:p>1.806735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4-5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013597" calcext:value-type="float">
            <text:p>0.000170136</text:p>
          </table:table-cell>
          <table:table-cell office:value-type="float" office:value="0.9998299" calcext:value-type="float">
            <text:p>0.99982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0-1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634" calcext:value-type="float">
            <text:p>0.99993634</text:p>
          </table:table-cell>
          <table:table-cell office:value-type="float" office:value="0.0000636726" calcext:value-type="float">
            <text:p>6.3672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15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603685" calcext:value-type="float">
            <text:p>5.603685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34-4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974412" calcext:value-type="float">
            <text:p>3.974412E-06</text:p>
          </table:table-cell>
          <table:table-cell office:value-type="float" office:value="0.99999607" calcext:value-type="float">
            <text:p>0.999996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3-4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2" calcext:value-type="float">
            <text:p>0.9999882</text:p>
          </table:table-cell>
          <table:table-cell office:value-type="float" office:value="0.000011806466" calcext:value-type="float">
            <text:p>1.18064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4-31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326251" calcext:value-type="float">
            <text:p>8.326251E-05</text:p>
          </table:table-cell>
          <table:table-cell office:value-type="float" office:value="0.9999167" calcext:value-type="float">
            <text:p>0.9999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01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64" calcext:value-type="float">
            <text:p>0.99999464</text:p>
          </table:table-cell>
          <table:table-cell office:value-type="float" office:value="0.00000533869" calcext:value-type="float">
            <text:p>5.3386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3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54" calcext:value-type="float">
            <text:p>0.9999454</text:p>
          </table:table-cell>
          <table:table-cell office:value-type="float" office:value="0.000054582975" calcext:value-type="float">
            <text:p>0.000054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47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655101" calcext:value-type="float">
            <text:p>6.55101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14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5164237" calcext:value-type="float">
            <text:p>0.05164237</text:p>
          </table:table-cell>
          <table:table-cell office:value-type="float" office:value="0.9483576" calcext:value-type="float">
            <text:p>0.94835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55-0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417236" calcext:value-type="float">
            <text:p>0.0006417236</text:p>
          </table:table-cell>
          <table:table-cell office:value-type="float" office:value="0.99935824" calcext:value-type="float">
            <text:p>0.999358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3-03-2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76" calcext:value-type="float">
            <text:p>0.9999676</text:p>
          </table:table-cell>
          <table:table-cell office:value-type="float" office:value="0.000032420317" calcext:value-type="float">
            <text:p>3.242031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51-2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813318" calcext:value-type="float">
            <text:p>2.813318E-05</text:p>
          </table:table-cell>
          <table:table-cell office:value-type="float" office:value="0.99997187" calcext:value-type="float">
            <text:p>0.99997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10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29538386" calcext:value-type="float">
            <text:p>0.029538386</text:p>
          </table:table-cell>
          <table:table-cell office:value-type="float" office:value="0.9704616" calcext:value-type="float">
            <text:p>0.9704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6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5" calcext:value-type="float">
            <text:p>0.9999875</text:p>
          </table:table-cell>
          <table:table-cell office:value-type="float" office:value="0.000012507695" calcext:value-type="float">
            <text:p>1.250769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49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0.0000018522736" calcext:value-type="float">
            <text:p>1.852273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45-5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837" calcext:value-type="float">
            <text:p>0.99993837</text:p>
          </table:table-cell>
          <table:table-cell office:value-type="float" office:value="0.000061636616" calcext:value-type="float">
            <text:p>6.163661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6-20-4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8256413" calcext:value-type="float">
            <text:p>0.0008256413</text:p>
          </table:table-cell>
          <table:table-cell office:value-type="float" office:value="0.9991743" calcext:value-type="float">
            <text:p>0.9991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46-5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7937049" calcext:value-type="float">
            <text:p>0.000027937</text:p>
          </table:table-cell>
          <table:table-cell office:value-type="float" office:value="0.9999721" calcext:value-type="float">
            <text:p>0.9999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4-4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3584084" calcext:value-type="float">
            <text:p>0.0002358408</text:p>
          </table:table-cell>
          <table:table-cell office:value-type="float" office:value="0.99976414" calcext:value-type="float">
            <text:p>0.999764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27-4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79153" calcext:value-type="float">
            <text:p>7.79153E-05</text:p>
          </table:table-cell>
          <table:table-cell office:value-type="float" office:value="0.99992204" calcext:value-type="float">
            <text:p>0.999922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2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636301" calcext:value-type="float">
            <text:p>0.000166363</text:p>
          </table:table-cell>
          <table:table-cell office:value-type="float" office:value="0.9998336" calcext:value-type="float">
            <text:p>0.9998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1-01-4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3826385" calcext:value-type="float">
            <text:p>4.3826385E-05</text:p>
          </table:table-cell>
          <table:table-cell office:value-type="float" office:value="0.99995613" calcext:value-type="float">
            <text:p>0.99995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1-49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9481005" calcext:value-type="float">
            <text:p>0.000019481</text:p>
          </table:table-cell>
          <table:table-cell office:value-type="float" office:value="0.99998057" calcext:value-type="float">
            <text:p>0.999980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50-5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31612885" calcext:value-type="float">
            <text:p>3.1612885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22-5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9300055" calcext:value-type="float">
            <text:p>0.000000593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4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0847055" calcext:value-type="float">
            <text:p>3.0847055E-05</text:p>
          </table:table-cell>
          <table:table-cell office:value-type="float" office:value="0.9999691" calcext:value-type="float">
            <text:p>0.99996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27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06" calcext:value-type="float">
            <text:p>0.9997906</text:p>
          </table:table-cell>
          <table:table-cell office:value-type="float" office:value="0.00020936421" calcext:value-type="float">
            <text:p>0.00020936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2-24-1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8856891" calcext:value-type="float">
            <text:p>8.856891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36-1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19375845" calcext:value-type="float">
            <text:p>1.19375845E-05</text:p>
          </table:table-cell>
          <table:table-cell office:value-type="float" office:value="0.9999881" calcext:value-type="float">
            <text:p>0.9999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7-1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88487685" calcext:value-type="float">
            <text:p>0.88487685</text:p>
          </table:table-cell>
          <table:table-cell office:value-type="float" office:value="0.115123086" calcext:value-type="float">
            <text:p>0.1151230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5-3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824" calcext:value-type="float">
            <text:p>0.99979824</text:p>
          </table:table-cell>
          <table:table-cell office:value-type="float" office:value="0.00020180573" calcext:value-type="float">
            <text:p>0.00020180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24-2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319375" calcext:value-type="float">
            <text:p>7.319375E-05</text:p>
          </table:table-cell>
          <table:table-cell office:value-type="float" office:value="0.9999268" calcext:value-type="float">
            <text:p>0.9999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8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44" calcext:value-type="float">
            <text:p>0.99999344</text:p>
          </table:table-cell>
          <table:table-cell office:value-type="float" office:value="0.000006548651" calcext:value-type="float">
            <text:p>6.54865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6-19-5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8" calcext:value-type="float">
            <text:p>0.999908</text:p>
          </table:table-cell>
          <table:table-cell office:value-type="float" office:value="0.00009196345" calcext:value-type="float">
            <text:p>9.1963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6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283" calcext:value-type="float">
            <text:p>0.9995283</text:p>
          </table:table-cell>
          <table:table-cell office:value-type="float" office:value="0.00047178136" calcext:value-type="float">
            <text:p>0.00047178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45-0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5822196" calcext:value-type="float">
            <text:p>1.5822196E-05</text:p>
          </table:table-cell>
          <table:table-cell office:value-type="float" office:value="0.99998415" calcext:value-type="float">
            <text:p>0.999984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46-5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672" calcext:value-type="float">
            <text:p>0.9994672</text:p>
          </table:table-cell>
          <table:table-cell office:value-type="float" office:value="0.00053276634" calcext:value-type="float">
            <text:p>0.0005327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28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66987" calcext:value-type="float">
            <text:p>4.66987E-05</text:p>
          </table:table-cell>
          <table:table-cell office:value-type="float" office:value="0.99995327" calcext:value-type="float">
            <text:p>0.999953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9-18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2566957" calcext:value-type="float">
            <text:p>3.2566957E-06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4-5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1" calcext:value-type="float">
            <text:p>0.999861</text:p>
          </table:table-cell>
          <table:table-cell office:value-type="float" office:value="0.00013900717" calcext:value-type="float">
            <text:p>0.00013900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16-5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89" calcext:value-type="float">
            <text:p>0.9999789</text:p>
          </table:table-cell>
          <table:table-cell office:value-type="float" office:value="0.000021067832" calcext:value-type="float">
            <text:p>2.106783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23-5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12033" calcext:value-type="float">
            <text:p>0.0001612033</text:p>
          </table:table-cell>
          <table:table-cell office:value-type="float" office:value="0.9998388" calcext:value-type="float">
            <text:p>0.99983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5-11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476734" calcext:value-type="float">
            <text:p>0.0007476734</text:p>
          </table:table-cell>
          <table:table-cell office:value-type="float" office:value="0.99925226" calcext:value-type="float">
            <text:p>0.999252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3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19" calcext:value-type="float">
            <text:p>0.9999219</text:p>
          </table:table-cell>
          <table:table-cell office:value-type="float" office:value="0.00007809882" calcext:value-type="float">
            <text:p>7.80988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8-30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56" calcext:value-type="float">
            <text:p>0.9997856</text:p>
          </table:table-cell>
          <table:table-cell office:value-type="float" office:value="0.00021438878" calcext:value-type="float">
            <text:p>0.00021438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41-4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353588" calcext:value-type="float">
            <text:p>4.353588E-05</text:p>
          </table:table-cell>
          <table:table-cell office:value-type="float" office:value="0.9999565" calcext:value-type="float">
            <text:p>0.9999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2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956" calcext:value-type="float">
            <text:p>0.99993956</text:p>
          </table:table-cell>
          <table:table-cell office:value-type="float" office:value="0.00006048154" calcext:value-type="float">
            <text:p>6.04815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6-2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45040028" calcext:value-type="float">
            <text:p>4.5040028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3-0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1" calcext:value-type="float">
            <text:p>0.9999491</text:p>
          </table:table-cell>
          <table:table-cell office:value-type="float" office:value="0.00005093095" calcext:value-type="float">
            <text:p>0.000050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5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877" calcext:value-type="float">
            <text:p>0.99996877</text:p>
          </table:table-cell>
          <table:table-cell office:value-type="float" office:value="0.0000312523" calcext:value-type="float">
            <text:p>3.1252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2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06" calcext:value-type="float">
            <text:p>0.9999206</text:p>
          </table:table-cell>
          <table:table-cell office:value-type="float" office:value="0.000079420715" calcext:value-type="float">
            <text:p>7.94207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7-17-4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5572536" calcext:value-type="float">
            <text:p>0.0004557254</text:p>
          </table:table-cell>
          <table:table-cell office:value-type="float" office:value="0.9995442" calcext:value-type="float">
            <text:p>0.99954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0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5" calcext:value-type="float">
            <text:p>0.9999875</text:p>
          </table:table-cell>
          <table:table-cell office:value-type="float" office:value="0.000012535015" calcext:value-type="float">
            <text:p>0.0000125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4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000030963176" calcext:value-type="float">
            <text:p>3.09631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2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42" calcext:value-type="float">
            <text:p>0.9999542</text:p>
          </table:table-cell>
          <table:table-cell office:value-type="float" office:value="0.000045725385" calcext:value-type="float">
            <text:p>4.57253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5-23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58369" calcext:value-type="float">
            <text:p>8.58369E-06</text:p>
          </table:table-cell>
          <table:table-cell office:value-type="float" office:value="0.9999914" calcext:value-type="float">
            <text:p>0.99999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1-01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124112" calcext:value-type="float">
            <text:p>2.4124112E-05</text:p>
          </table:table-cell>
          <table:table-cell office:value-type="float" office:value="0.9999759" calcext:value-type="float">
            <text:p>0.99997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24-2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331971" calcext:value-type="float">
            <text:p>0.0001133197</text:p>
          </table:table-cell>
          <table:table-cell office:value-type="float" office:value="0.99988663" calcext:value-type="float">
            <text:p>0.99988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1-53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4256242" calcext:value-type="float">
            <text:p>1.4256242E-06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6-5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3254" calcext:value-type="float">
            <text:p>0.9983254</text:p>
          </table:table-cell>
          <table:table-cell office:value-type="float" office:value="0.001674597" calcext:value-type="float">
            <text:p>0.001674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52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132352" calcext:value-type="float">
            <text:p>8.132352E-06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3-17-1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985601" calcext:value-type="float">
            <text:p>0.000099856</text:p>
          </table:table-cell>
          <table:table-cell office:value-type="float" office:value="0.9999001" calcext:value-type="float">
            <text:p>0.9999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7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065" calcext:value-type="float">
            <text:p>0.99995065</text:p>
          </table:table-cell>
          <table:table-cell office:value-type="float" office:value="0.00004932509" calcext:value-type="float">
            <text:p>4.93250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3-3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04" calcext:value-type="float">
            <text:p>0.99999404</text:p>
          </table:table-cell>
          <table:table-cell office:value-type="float" office:value="0.0000059823137" calcext:value-type="float">
            <text:p>5.982313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2-3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7" calcext:value-type="float">
            <text:p>0.9999707</text:p>
          </table:table-cell>
          <table:table-cell office:value-type="float" office:value="0.000029266344" calcext:value-type="float">
            <text:p>2.926634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9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0037988237" calcext:value-type="float">
            <text:p>3.79882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7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746" calcext:value-type="float">
            <text:p>0.99996746</text:p>
          </table:table-cell>
          <table:table-cell office:value-type="float" office:value="0.000032508957" calcext:value-type="float">
            <text:p>0.0000325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8-1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78" calcext:value-type="float">
            <text:p>0.9999478</text:p>
          </table:table-cell>
          <table:table-cell office:value-type="float" office:value="0.000052222276" calcext:value-type="float">
            <text:p>5.22222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6-50-0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4054264" calcext:value-type="float">
            <text:p>6.4054264E-05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1-00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0471153" calcext:value-type="float">
            <text:p>5.0471153E-0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5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156" calcext:value-type="float">
            <text:p>0.99992156</text:p>
          </table:table-cell>
          <table:table-cell office:value-type="float" office:value="0.00007845046" calcext:value-type="float">
            <text:p>7.8450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2-57-0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34" calcext:value-type="float">
            <text:p>0.9999734</text:p>
          </table:table-cell>
          <table:table-cell office:value-type="float" office:value="0.000026552509" calcext:value-type="float">
            <text:p>2.655250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17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032749" calcext:value-type="float">
            <text:p>4.032749E-05</text:p>
          </table:table-cell>
          <table:table-cell office:value-type="float" office:value="0.9999597" calcext:value-type="float">
            <text:p>0.9999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42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4960583" calcext:value-type="float">
            <text:p>3.4960583E-05</text:p>
          </table:table-cell>
          <table:table-cell office:value-type="float" office:value="0.9999651" calcext:value-type="float">
            <text:p>0.99996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2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73" calcext:value-type="float">
            <text:p>0.9999473</text:p>
          </table:table-cell>
          <table:table-cell office:value-type="float" office:value="0.00005271096" calcext:value-type="float">
            <text:p>0.0000527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0-5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9013" calcext:value-type="float">
            <text:p>0.99979013</text:p>
          </table:table-cell>
          <table:table-cell office:value-type="float" office:value="0.00020987468" calcext:value-type="float">
            <text:p>0.00020987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48-3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785" calcext:value-type="float">
            <text:p>0.99990785</text:p>
          </table:table-cell>
          <table:table-cell office:value-type="float" office:value="0.000092125396" calcext:value-type="float">
            <text:p>9.212539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07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30237968" calcext:value-type="float">
            <text:p>0.00000000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46-4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1322063" calcext:value-type="float">
            <text:p>2.1322063E-05</text:p>
          </table:table-cell>
          <table:table-cell office:value-type="float" office:value="0.99997866" calcext:value-type="float">
            <text:p>0.99997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06-0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3791397" calcext:value-type="float">
            <text:p>1.3791397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3-27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819384" calcext:value-type="float">
            <text:p>7.819384E-06</text:p>
          </table:table-cell>
          <table:table-cell office:value-type="float" office:value="0.99999213" calcext:value-type="float">
            <text:p>0.99999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5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80892" calcext:value-type="float">
            <text:p>9.80892E-05</text:p>
          </table:table-cell>
          <table:table-cell office:value-type="float" office:value="0.9999019" calcext:value-type="float">
            <text:p>0.9999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48-0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39160054" calcext:value-type="float">
            <text:p>3.9160054E-07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4-30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8302194" calcext:value-type="float">
            <text:p>1.8302194E-06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40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792234" calcext:value-type="float">
            <text:p>5.792234E-06</text:p>
          </table:table-cell>
          <table:table-cell office:value-type="float" office:value="0.99999416" calcext:value-type="float">
            <text:p>0.99999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48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67714977" calcext:value-type="float">
            <text:p>6.7714977E-06</text:p>
          </table:table-cell>
          <table:table-cell office:value-type="float" office:value="0.9999932" calcext:value-type="float">
            <text:p>0.99999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1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7" calcext:value-type="float">
            <text:p>0.9999707</text:p>
          </table:table-cell>
          <table:table-cell office:value-type="float" office:value="0.000029309358" calcext:value-type="float">
            <text:p>2.930935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48-1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8128997" calcext:value-type="float">
            <text:p>2.8128997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4-31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2313444" calcext:value-type="float">
            <text:p>1.2313444E-06</text:p>
          </table:table-cell>
          <table:table-cell office:value-type="float" office:value="0.9999988" calcext:value-type="float">
            <text:p>0.9999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3-55-3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2519527" calcext:value-type="float">
            <text:p>0.0002251953</text:p>
          </table:table-cell>
          <table:table-cell office:value-type="float" office:value="0.99977475" calcext:value-type="float">
            <text:p>0.99977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1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223" calcext:value-type="float">
            <text:p>0.99989223</text:p>
          </table:table-cell>
          <table:table-cell office:value-type="float" office:value="0.00010771234" calcext:value-type="float">
            <text:p>0.0001077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01-0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2" calcext:value-type="float">
            <text:p>0.9999882</text:p>
          </table:table-cell>
          <table:table-cell office:value-type="float" office:value="0.000011744881" calcext:value-type="float">
            <text:p>1.174488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20-02-0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83" calcext:value-type="float">
            <text:p>0.9999683</text:p>
          </table:table-cell>
          <table:table-cell office:value-type="float" office:value="0.000031765696" calcext:value-type="float">
            <text:p>3.176569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06-2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5973208" calcext:value-type="float">
            <text:p>1.5973208E-06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47-2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1241346" calcext:value-type="float">
            <text:p>1.1241346E-05</text:p>
          </table:table-cell>
          <table:table-cell office:value-type="float" office:value="0.9999888" calcext:value-type="float">
            <text:p>0.99998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11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127736" calcext:value-type="float">
            <text:p>5.127736E-07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2-25-0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03120691" calcext:value-type="float">
            <text:p>3.120691E-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2-28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9388891" calcext:value-type="float">
            <text:p>1.9388891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9-25-2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584" calcext:value-type="float">
            <text:p>0.99978584</text:p>
          </table:table-cell>
          <table:table-cell office:value-type="float" office:value="0.00021415812" calcext:value-type="float">
            <text:p>0.00021415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1-50-4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276401" calcext:value-type="float">
            <text:p>1.276401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3-51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142" calcext:value-type="float">
            <text:p>0.9997142</text:p>
          </table:table-cell>
          <table:table-cell office:value-type="float" office:value="0.0002858415" calcext:value-type="float">
            <text:p>0.00028584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06-5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29949838" calcext:value-type="float">
            <text:p>2.9949838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47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38" calcext:value-type="float">
            <text:p>0.9999238</text:p>
          </table:table-cell>
          <table:table-cell office:value-type="float" office:value="0.00007621541" calcext:value-type="float">
            <text:p>7.62154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8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6" calcext:value-type="float">
            <text:p>0.9999496</text:p>
          </table:table-cell>
          <table:table-cell office:value-type="float" office:value="0.000050412367" calcext:value-type="float">
            <text:p>5.041236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3-55-4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4559951" calcext:value-type="float">
            <text:p>0.00001456</text:p>
          </table:table-cell>
          <table:table-cell office:value-type="float" office:value="0.99998546" calcext:value-type="float">
            <text:p>0.99998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52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51" calcext:value-type="float">
            <text:p>0.9999051</text:p>
          </table:table-cell>
          <table:table-cell office:value-type="float" office:value="0.000094912" calcext:value-type="float">
            <text:p>0.000094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6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16" calcext:value-type="float">
            <text:p>0.9999716</text:p>
          </table:table-cell>
          <table:table-cell office:value-type="float" office:value="0.000028419228" calcext:value-type="float">
            <text:p>2.84192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24" calcext:value-type="float">
            <text:p>0.99998724</text:p>
          </table:table-cell>
          <table:table-cell office:value-type="float" office:value="0.000012786292" calcext:value-type="float">
            <text:p>1.278629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4-0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65" calcext:value-type="float">
            <text:p>0.9999465</text:p>
          </table:table-cell>
          <table:table-cell office:value-type="float" office:value="0.000053491432" calcext:value-type="float">
            <text:p>5.349143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6-22-3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9284267" calcext:value-type="float">
            <text:p>0.009284267</text:p>
          </table:table-cell>
          <table:table-cell office:value-type="float" office:value="0.99071574" calcext:value-type="float">
            <text:p>0.990715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29-4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83" calcext:value-type="float">
            <text:p>0.9998683</text:p>
          </table:table-cell>
          <table:table-cell office:value-type="float" office:value="0.00013171378" calcext:value-type="float">
            <text:p>0.0001317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5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54" calcext:value-type="float">
            <text:p>0.9999554</text:p>
          </table:table-cell>
          <table:table-cell office:value-type="float" office:value="0.000044530996" calcext:value-type="float">
            <text:p>0.0000445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5-4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45" calcext:value-type="float">
            <text:p>0.9999645</text:p>
          </table:table-cell>
          <table:table-cell office:value-type="float" office:value="0.000035484067" calcext:value-type="float">
            <text:p>3.548406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08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8006955" calcext:value-type="float">
            <text:p>8.006955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0-1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9" calcext:value-type="float">
            <text:p>0.9999969</text:p>
          </table:table-cell>
          <table:table-cell office:value-type="float" office:value="0.000003147174" calcext:value-type="float">
            <text:p>3.14717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04-5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279739" calcext:value-type="float">
            <text:p>7.279739E-05</text:p>
          </table:table-cell>
          <table:table-cell office:value-type="float" office:value="0.99992716" calcext:value-type="float">
            <text:p>0.99992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1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175" calcext:value-type="float">
            <text:p>0.99997175</text:p>
          </table:table-cell>
          <table:table-cell office:value-type="float" office:value="0.00002828334" calcext:value-type="float">
            <text:p>2.82833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0-4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859" calcext:value-type="float">
            <text:p>0.9995859</text:p>
          </table:table-cell>
          <table:table-cell office:value-type="float" office:value="0.00041411415" calcext:value-type="float">
            <text:p>0.0004141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32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6" calcext:value-type="float">
            <text:p>0.9999876</text:p>
          </table:table-cell>
          <table:table-cell office:value-type="float" office:value="0.000012359478" calcext:value-type="float">
            <text:p>1.235947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44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4203801" calcext:value-type="float">
            <text:p>0.00000004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5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38" calcext:value-type="float">
            <text:p>0.9998838</text:p>
          </table:table-cell>
          <table:table-cell office:value-type="float" office:value="0.00011625231" calcext:value-type="float">
            <text:p>0.0001162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5-1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524" calcext:value-type="float">
            <text:p>0.9994524</text:p>
          </table:table-cell>
          <table:table-cell office:value-type="float" office:value="0.0005475369" calcext:value-type="float">
            <text:p>0.0005475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48-3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7733195" calcext:value-type="float">
            <text:p>7.733195E-07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0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24099224" calcext:value-type="float">
            <text:p>2.4099224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51-4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7210689" calcext:value-type="float">
            <text:p>7.210689E-07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3-41-2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895" calcext:value-type="float">
            <text:p>0.99992895</text:p>
          </table:table-cell>
          <table:table-cell office:value-type="float" office:value="0.00007100044" calcext:value-type="float">
            <text:p>7.10004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364" calcext:value-type="float">
            <text:p>0.99996364</text:p>
          </table:table-cell>
          <table:table-cell office:value-type="float" office:value="0.00003640476" calcext:value-type="float">
            <text:p>3.6404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16-2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4" calcext:value-type="float">
            <text:p>0.9999964</text:p>
          </table:table-cell>
          <table:table-cell office:value-type="float" office:value="0.0000035279045" calcext:value-type="float">
            <text:p>3.527904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57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45" calcext:value-type="float">
            <text:p>0.9999145</text:p>
          </table:table-cell>
          <table:table-cell office:value-type="float" office:value="0.00008547119" calcext:value-type="float">
            <text:p>8.54711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08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10252988" calcext:value-type="float">
            <text:p>1.0252988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48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80940474" calcext:value-type="float">
            <text:p>8.0940474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08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925493" calcext:value-type="float">
            <text:p>3.925493E-05</text:p>
          </table:table-cell>
          <table:table-cell office:value-type="float" office:value="0.9999608" calcext:value-type="float">
            <text:p>0.9999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44-4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89857144" calcext:value-type="float">
            <text:p>8.9857144E-07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49-2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2516737" calcext:value-type="float">
            <text:p>0.0012516737</text:p>
          </table:table-cell>
          <table:table-cell office:value-type="float" office:value="0.9987483" calcext:value-type="float">
            <text:p>0.99874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6-4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98" calcext:value-type="float">
            <text:p>0.9998698</text:p>
          </table:table-cell>
          <table:table-cell office:value-type="float" office:value="0.00013020304" calcext:value-type="float">
            <text:p>0.000130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0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74711" calcext:value-type="float">
            <text:p>0.9974711</text:p>
          </table:table-cell>
          <table:table-cell office:value-type="float" office:value="0.0025289403" calcext:value-type="float">
            <text:p>0.00252894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000023060435" calcext:value-type="float">
            <text:p>2.306043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1-4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8050185" calcext:value-type="float">
            <text:p>1.8050185E-05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58-4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2953824" calcext:value-type="float">
            <text:p>2.2953824E-0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50-2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055714" calcext:value-type="float">
            <text:p>3.055714E-05</text:p>
          </table:table-cell>
          <table:table-cell office:value-type="float" office:value="0.9999695" calcext:value-type="float">
            <text:p>0.9999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8-15-49-2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858288" calcext:value-type="float">
            <text:p>1.858288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6-09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023242" calcext:value-type="float">
            <text:p>0.0001102324</text:p>
          </table:table-cell>
          <table:table-cell office:value-type="float" office:value="0.99988973" calcext:value-type="float">
            <text:p>0.999889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7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405" calcext:value-type="float">
            <text:p>0.99991405</text:p>
          </table:table-cell>
          <table:table-cell office:value-type="float" office:value="0.000085948675" calcext:value-type="float">
            <text:p>8.594867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50-2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36" calcext:value-type="float">
            <text:p>0.99998236</text:p>
          </table:table-cell>
          <table:table-cell office:value-type="float" office:value="0.000017607814" calcext:value-type="float">
            <text:p>1.760781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09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913811" calcext:value-type="float">
            <text:p>8.913811E-05</text:p>
          </table:table-cell>
          <table:table-cell office:value-type="float" office:value="0.99991083" calcext:value-type="float">
            <text:p>0.999910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4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23" calcext:value-type="float">
            <text:p>0.99999523</text:p>
          </table:table-cell>
          <table:table-cell office:value-type="float" office:value="0.000004807847" calcext:value-type="float">
            <text:p>4.80784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0-2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86" calcext:value-type="float">
            <text:p>0.9999486</text:p>
          </table:table-cell>
          <table:table-cell office:value-type="float" office:value="0.000051402738" calcext:value-type="float">
            <text:p>5.140273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39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7" calcext:value-type="float">
            <text:p>0.9999877</text:p>
          </table:table-cell>
          <table:table-cell office:value-type="float" office:value="0.0000123203845" calcext:value-type="float">
            <text:p>1.2320384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8-0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616" calcext:value-type="float">
            <text:p>0.99988616</text:p>
          </table:table-cell>
          <table:table-cell office:value-type="float" office:value="0.00011379811" calcext:value-type="float">
            <text:p>0.00011379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4-1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9655574" calcext:value-type="float">
            <text:p>9.655574E-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49-4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350495" calcext:value-type="float">
            <text:p>2.350495E-06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7-50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2653175" calcext:value-type="float">
            <text:p>1.2653175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59-5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166" calcext:value-type="float">
            <text:p>0.99999166</text:p>
          </table:table-cell>
          <table:table-cell office:value-type="float" office:value="0.000008402254" calcext:value-type="float">
            <text:p>8.40225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6-1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746" calcext:value-type="float">
            <text:p>0.99996746</text:p>
          </table:table-cell>
          <table:table-cell office:value-type="float" office:value="0.000032597152" calcext:value-type="float">
            <text:p>3.259715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4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8859265" calcext:value-type="float">
            <text:p>1.8859265E-06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3-56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3271226" calcext:value-type="float">
            <text:p>4.3271226E-05</text:p>
          </table:table-cell>
          <table:table-cell office:value-type="float" office:value="0.9999567" calcext:value-type="float">
            <text:p>0.99995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1-5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474783" calcext:value-type="float">
            <text:p>3.474783E-05</text:p>
          </table:table-cell>
          <table:table-cell office:value-type="float" office:value="0.9999653" calcext:value-type="float">
            <text:p>0.9999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49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4201959" calcext:value-type="float">
            <text:p>2.4201959E-06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11-18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6058266" calcext:value-type="float">
            <text:p>6.058266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5-1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5" calcext:value-type="float">
            <text:p>0.9999825</text:p>
          </table:table-cell>
          <table:table-cell office:value-type="float" office:value="0.00001753865" calcext:value-type="float">
            <text:p>1.75386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3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0813793" calcext:value-type="float">
            <text:p>5.0813793E-05</text:p>
          </table:table-cell>
          <table:table-cell office:value-type="float" office:value="0.9999492" calcext:value-type="float">
            <text:p>0.99994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59-1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037281" calcext:value-type="float">
            <text:p>7.037281E-06</text:p>
          </table:table-cell>
          <table:table-cell office:value-type="float" office:value="0.99999297" calcext:value-type="float">
            <text:p>0.99999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5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707612" calcext:value-type="float">
            <text:p>8.707612E-06</text:p>
          </table:table-cell>
          <table:table-cell office:value-type="float" office:value="0.9999913" calcext:value-type="float">
            <text:p>0.99999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1-56-3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8520334" calcext:value-type="float">
            <text:p>0.0003852033</text:p>
          </table:table-cell>
          <table:table-cell office:value-type="float" office:value="0.9996147" calcext:value-type="float">
            <text:p>0.9996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5-40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2279583" calcext:value-type="float">
            <text:p>1.2279583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8-3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53" calcext:value-type="float">
            <text:p>0.9999453</text:p>
          </table:table-cell>
          <table:table-cell office:value-type="float" office:value="0.000054769695" calcext:value-type="float">
            <text:p>5.476969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28-3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672589" calcext:value-type="float">
            <text:p>1.672589E-05</text:p>
          </table:table-cell>
          <table:table-cell office:value-type="float" office:value="0.9999833" calcext:value-type="float">
            <text:p>0.9999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52-1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20092295" calcext:value-type="float">
            <text:p>0.0120092295</text:p>
          </table:table-cell>
          <table:table-cell office:value-type="float" office:value="0.9879908" calcext:value-type="float">
            <text:p>0.98799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58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25" calcext:value-type="float">
            <text:p>0.9999125</text:p>
          </table:table-cell>
          <table:table-cell office:value-type="float" office:value="0.0000874436" calcext:value-type="float">
            <text:p>8.744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4-5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5590605" calcext:value-type="float">
            <text:p>1.5590605E-06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07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01" calcext:value-type="float">
            <text:p>0.9999901</text:p>
          </table:table-cell>
          <table:table-cell office:value-type="float" office:value="0.000009920163" calcext:value-type="float">
            <text:p>9.92016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4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41346265" calcext:value-type="float">
            <text:p>4.1346265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6-4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34" calcext:value-type="float">
            <text:p>0.9999534</text:p>
          </table:table-cell>
          <table:table-cell office:value-type="float" office:value="0.000046631467" calcext:value-type="float">
            <text:p>4.663146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6-3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75" calcext:value-type="float">
            <text:p>0.9999075</text:p>
          </table:table-cell>
          <table:table-cell office:value-type="float" office:value="0.000092449685" calcext:value-type="float">
            <text:p>9.24496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4-5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134" calcext:value-type="float">
            <text:p>0.99993134</text:p>
          </table:table-cell>
          <table:table-cell office:value-type="float" office:value="0.000068715686" calcext:value-type="float">
            <text:p>6.871568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12-4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3458424" calcext:value-type="float">
            <text:p>2.3458424E-05</text:p>
          </table:table-cell>
          <table:table-cell office:value-type="float" office:value="0.9999765" calcext:value-type="float">
            <text:p>0.9999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4-4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36201797" calcext:value-type="float">
            <text:p>0.000000362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6-45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3382559" calcext:value-type="float">
            <text:p>2.3382559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6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745" calcext:value-type="float">
            <text:p>0.99987745</text:p>
          </table:table-cell>
          <table:table-cell office:value-type="float" office:value="0.00012258305" calcext:value-type="float">
            <text:p>0.00012258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03-4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6235473" calcext:value-type="float">
            <text:p>0.0026235473</text:p>
          </table:table-cell>
          <table:table-cell office:value-type="float" office:value="0.99737644" calcext:value-type="float">
            <text:p>0.997376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07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4" calcext:value-type="float">
            <text:p>0.999824</text:p>
          </table:table-cell>
          <table:table-cell office:value-type="float" office:value="0.00017604847" calcext:value-type="float">
            <text:p>0.00017604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11-18-0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8095912" calcext:value-type="float">
            <text:p>8.095912E-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3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361729" calcext:value-type="float">
            <text:p>2.4361729E-05</text:p>
          </table:table-cell>
          <table:table-cell office:value-type="float" office:value="0.9999757" calcext:value-type="float">
            <text:p>0.9999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2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69" calcext:value-type="float">
            <text:p>0.9999069</text:p>
          </table:table-cell>
          <table:table-cell office:value-type="float" office:value="0.00009309558" calcext:value-type="float">
            <text:p>9.30955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52-0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5542083" calcext:value-type="float">
            <text:p>0.0002554208</text:p>
          </table:table-cell>
          <table:table-cell office:value-type="float" office:value="0.9997446" calcext:value-type="float">
            <text:p>0.9997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50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13179217" calcext:value-type="float">
            <text:p>1.3179217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4-2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65" calcext:value-type="float">
            <text:p>0.9999865</text:p>
          </table:table-cell>
          <table:table-cell office:value-type="float" office:value="0.000013453073" calcext:value-type="float">
            <text:p>1.345307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15-1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15" calcext:value-type="float">
            <text:p>0.9998715</text:p>
          </table:table-cell>
          <table:table-cell office:value-type="float" office:value="0.00012853304" calcext:value-type="float">
            <text:p>0.000128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11-1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6386454" calcext:value-type="float">
            <text:p>1.6386454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1-18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1383237" calcext:value-type="float">
            <text:p>1.1383237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8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3" calcext:value-type="float">
            <text:p>0.9999893</text:p>
          </table:table-cell>
          <table:table-cell office:value-type="float" office:value="0.000010701774" calcext:value-type="float">
            <text:p>1.070177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0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95" calcext:value-type="float">
            <text:p>0.99999595</text:p>
          </table:table-cell>
          <table:table-cell office:value-type="float" office:value="0.000004035386" calcext:value-type="float">
            <text:p>4.03538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4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78" calcext:value-type="float">
            <text:p>0.9999478</text:p>
          </table:table-cell>
          <table:table-cell office:value-type="float" office:value="0.000052210828" calcext:value-type="float">
            <text:p>5.22108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4-2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735" calcext:value-type="float">
            <text:p>0.99997735</text:p>
          </table:table-cell>
          <table:table-cell office:value-type="float" office:value="0.000022609152" calcext:value-type="float">
            <text:p>2.260915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4-46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088025" calcext:value-type="float">
            <text:p>0.000005088</text:p>
          </table:table-cell>
          <table:table-cell office:value-type="float" office:value="0.9999949" calcext:value-type="float">
            <text:p>0.99999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10-2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2164534" calcext:value-type="float">
            <text:p>1.2164534E-05</text:p>
          </table:table-cell>
          <table:table-cell office:value-type="float" office:value="0.99998784" calcext:value-type="float">
            <text:p>0.999987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5-42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278661" calcext:value-type="float">
            <text:p>1.278661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2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9667805" calcext:value-type="float">
            <text:p>1.9667805E-05</text:p>
          </table:table-cell>
          <table:table-cell office:value-type="float" office:value="0.99998033" calcext:value-type="float">
            <text:p>0.999980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33-2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18" calcext:value-type="float">
            <text:p>0.9998418</text:p>
          </table:table-cell>
          <table:table-cell office:value-type="float" office:value="0.00015813646" calcext:value-type="float">
            <text:p>0.0001581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12-48-3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4056535" calcext:value-type="float">
            <text:p>1.4056535E-05</text:p>
          </table:table-cell>
          <table:table-cell office:value-type="float" office:value="0.99998593" calcext:value-type="float">
            <text:p>0.999985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6-48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8554214" calcext:value-type="float">
            <text:p>0.0004855421</text:p>
          </table:table-cell>
          <table:table-cell office:value-type="float" office:value="0.99951446" calcext:value-type="float">
            <text:p>0.99951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8-2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43" calcext:value-type="float">
            <text:p>0.9999043</text:p>
          </table:table-cell>
          <table:table-cell office:value-type="float" office:value="0.00009574458" calcext:value-type="float">
            <text:p>9.57445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3-37-1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3953795" calcext:value-type="float">
            <text:p>0.013953795</text:p>
          </table:table-cell>
          <table:table-cell office:value-type="float" office:value="0.98604625" calcext:value-type="float">
            <text:p>0.986046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29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75" calcext:value-type="float">
            <text:p>0.99998975</text:p>
          </table:table-cell>
          <table:table-cell office:value-type="float" office:value="0.000010279725" calcext:value-type="float">
            <text:p>1.027972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8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28" calcext:value-type="float">
            <text:p>0.9998628</text:p>
          </table:table-cell>
          <table:table-cell office:value-type="float" office:value="0.00013715675" calcext:value-type="float">
            <text:p>0.00013715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7-54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765066" calcext:value-type="float">
            <text:p>3.765066E-05</text:p>
          </table:table-cell>
          <table:table-cell office:value-type="float" office:value="0.99996233" calcext:value-type="float">
            <text:p>0.999962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7-5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0.0000015099148" calcext:value-type="float">
            <text:p>1.509914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866" calcext:value-type="float">
            <text:p>0.99997866</text:p>
          </table:table-cell>
          <table:table-cell office:value-type="float" office:value="0.00002133268" calcext:value-type="float">
            <text:p>2.13326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0-5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94" calcext:value-type="float">
            <text:p>0.9998894</text:p>
          </table:table-cell>
          <table:table-cell office:value-type="float" office:value="0.00011058534" calcext:value-type="float">
            <text:p>0.00011058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4-27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792495" calcext:value-type="float">
            <text:p>0.0003792495</text:p>
          </table:table-cell>
          <table:table-cell office:value-type="float" office:value="0.9996207" calcext:value-type="float">
            <text:p>0.99962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4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59" calcext:value-type="float">
            <text:p>0.9999459</text:p>
          </table:table-cell>
          <table:table-cell office:value-type="float" office:value="0.00005408788" calcext:value-type="float">
            <text:p>5.4087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2-3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6376744" calcext:value-type="float">
            <text:p>3.6376744E-06</text:p>
          </table:table-cell>
          <table:table-cell office:value-type="float" office:value="0.9999963" calcext:value-type="float">
            <text:p>0.9999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6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91" calcext:value-type="float">
            <text:p>0.9997391</text:p>
          </table:table-cell>
          <table:table-cell office:value-type="float" office:value="0.00026087125" calcext:value-type="float">
            <text:p>0.00026087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54-3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0204233" calcext:value-type="float">
            <text:p>1.0204233E-06</text:p>
          </table:table-cell>
          <table:table-cell office:value-type="float" office:value="0.9999989" calcext:value-type="float">
            <text:p>0.9999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1-57-1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4543341" calcext:value-type="float">
            <text:p>0.0014543341</text:p>
          </table:table-cell>
          <table:table-cell office:value-type="float" office:value="0.99854565" calcext:value-type="float">
            <text:p>0.99854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1-49-5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30322536" calcext:value-type="float">
            <text:p>3.0322536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3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837" calcext:value-type="float">
            <text:p>0.99993837</text:p>
          </table:table-cell>
          <table:table-cell office:value-type="float" office:value="0.00006161511" calcext:value-type="float">
            <text:p>6.16151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0-59-5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6266154" calcext:value-type="float">
            <text:p>2.6266154E-05</text:p>
          </table:table-cell>
          <table:table-cell office:value-type="float" office:value="0.9999738" calcext:value-type="float">
            <text:p>0.99997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4-22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16" calcext:value-type="float">
            <text:p>0.9999316</text:p>
          </table:table-cell>
          <table:table-cell office:value-type="float" office:value="0.00006836234" calcext:value-type="float">
            <text:p>6.83623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3-2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051186" calcext:value-type="float">
            <text:p>8.051186E-06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56-1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2156302" calcext:value-type="float">
            <text:p>0.000421563</text:p>
          </table:table-cell>
          <table:table-cell office:value-type="float" office:value="0.9995784" calcext:value-type="float">
            <text:p>0.99957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5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82" calcext:value-type="float">
            <text:p>0.9999182</text:p>
          </table:table-cell>
          <table:table-cell office:value-type="float" office:value="0.00008172557" calcext:value-type="float">
            <text:p>8.17255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6-22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277578" calcext:value-type="float">
            <text:p>0.0005277578</text:p>
          </table:table-cell>
          <table:table-cell office:value-type="float" office:value="0.9994723" calcext:value-type="float">
            <text:p>0.99947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42-3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30594305" calcext:value-type="float">
            <text:p>3.0594305E-07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6-03-44.tif</text:p>
          </table:table-cell>
          <table:table-cell office:value-type="string" calcext:value-type="string">
            <text:p>pathological</text:p>
          </table:table-cell>
          <table:table-cell office:value-type="string" calcext:value-type="string">
            <text:p>healthy</text:p>
          </table:table-cell>
          <table:table-cell office:value-type="float" office:value="0.8539821" calcext:value-type="float">
            <text:p>0.8539821</text:p>
          </table:table-cell>
          <table:table-cell office:value-type="float" office:value="0.14601794" calcext:value-type="float">
            <text:p>0.14601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02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326879" calcext:value-type="float">
            <text:p>7.326879E-06</text:p>
          </table:table-cell>
          <table:table-cell office:value-type="float" office:value="0.9999927" calcext:value-type="float">
            <text:p>0.99999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5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76" calcext:value-type="float">
            <text:p>0.9999076</text:p>
          </table:table-cell>
          <table:table-cell office:value-type="float" office:value="0.000092377246" calcext:value-type="float">
            <text:p>9.23772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1-1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5217606" calcext:value-type="float">
            <text:p>5.5217606E-05</text:p>
          </table:table-cell>
          <table:table-cell office:value-type="float" office:value="0.9999448" calcext:value-type="float">
            <text:p>0.9999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1-5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123" calcext:value-type="float">
            <text:p>0.99994123</text:p>
          </table:table-cell>
          <table:table-cell office:value-type="float" office:value="0.000058725454" calcext:value-type="float">
            <text:p>5.872545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55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2689904" calcext:value-type="float">
            <text:p>2.689904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34-4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28" calcext:value-type="float">
            <text:p>0.9999428</text:p>
          </table:table-cell>
          <table:table-cell office:value-type="float" office:value="0.000057219997" calcext:value-type="float">
            <text:p>0.000057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12-2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4151664" calcext:value-type="float">
            <text:p>3.4151664E-05</text:p>
          </table:table-cell>
          <table:table-cell office:value-type="float" office:value="0.9999659" calcext:value-type="float">
            <text:p>0.99996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3-57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2276732" calcext:value-type="float">
            <text:p>5.2276732E-06</text:p>
          </table:table-cell>
          <table:table-cell office:value-type="float" office:value="0.99999475" calcext:value-type="float">
            <text:p>0.99999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09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8376222" calcext:value-type="float">
            <text:p>2.8376222E-05</text:p>
          </table:table-cell>
          <table:table-cell office:value-type="float" office:value="0.9999716" calcext:value-type="float">
            <text:p>0.9999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16" calcext:value-type="float">
            <text:p>0.9999516</text:p>
          </table:table-cell>
          <table:table-cell office:value-type="float" office:value="0.00004845309" calcext:value-type="float">
            <text:p>4.84530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4-59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6" calcext:value-type="float">
            <text:p>0.9999926</text:p>
          </table:table-cell>
          <table:table-cell office:value-type="float" office:value="0.000007436343" calcext:value-type="float">
            <text:p>7.43634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9-15-4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1719052" calcext:value-type="float">
            <text:p>2.1719052E-06</text:p>
          </table:table-cell>
          <table:table-cell office:value-type="float" office:value="0.99999785" calcext:value-type="float">
            <text:p>0.999997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59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3350369" calcext:value-type="float">
            <text:p>0.000001335</text:p>
          </table:table-cell>
          <table:table-cell office:value-type="float" office:value="0.9999987" calcext:value-type="float">
            <text:p>0.9999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4-5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91" calcext:value-type="float">
            <text:p>0.9998791</text:p>
          </table:table-cell>
          <table:table-cell office:value-type="float" office:value="0.00012086128" calcext:value-type="float">
            <text:p>0.0001208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7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000017975888" calcext:value-type="float">
            <text:p>1.79758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0-56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55073365" calcext:value-type="float">
            <text:p>5.5073365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37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2" calcext:value-type="float">
            <text:p>0.9999932</text:p>
          </table:table-cell>
          <table:table-cell office:value-type="float" office:value="0.0000067930814" calcext:value-type="float">
            <text:p>6.793081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4-3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09" calcext:value-type="float">
            <text:p>0.9998209</text:p>
          </table:table-cell>
          <table:table-cell office:value-type="float" office:value="0.00017914425" calcext:value-type="float">
            <text:p>0.00017914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4-0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60655827" calcext:value-type="float">
            <text:p>6.0655827E-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3-0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484" calcext:value-type="float">
            <text:p>0.99988484</text:p>
          </table:table-cell>
          <table:table-cell office:value-type="float" office:value="0.000115159586" calcext:value-type="float">
            <text:p>0.00011515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0-3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321" calcext:value-type="float">
            <text:p>0.999321</text:p>
          </table:table-cell>
          <table:table-cell office:value-type="float" office:value="0.000679049" calcext:value-type="float">
            <text:p>0.0006790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4-21-4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6524627" calcext:value-type="float">
            <text:p>3.6524627E-05</text:p>
          </table:table-cell>
          <table:table-cell office:value-type="float" office:value="0.9999635" calcext:value-type="float">
            <text:p>0.99996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1-34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74" calcext:value-type="float">
            <text:p>0.9999274</text:p>
          </table:table-cell>
          <table:table-cell office:value-type="float" office:value="0.00007257697" calcext:value-type="float">
            <text:p>0.0000725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1-1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637" calcext:value-type="float">
            <text:p>0.99986637</text:p>
          </table:table-cell>
          <table:table-cell office:value-type="float" office:value="0.00013364642" calcext:value-type="float">
            <text:p>0.00013364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2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88" calcext:value-type="float">
            <text:p>0.9999088</text:p>
          </table:table-cell>
          <table:table-cell office:value-type="float" office:value="0.00009124437" calcext:value-type="float">
            <text:p>9.12443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3-45-0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517386" calcext:value-type="float">
            <text:p>0.0001517386</text:p>
          </table:table-cell>
          <table:table-cell office:value-type="float" office:value="0.99984825" calcext:value-type="float">
            <text:p>0.99984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06-2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47" calcext:value-type="float">
            <text:p>0.9999747</text:p>
          </table:table-cell>
          <table:table-cell office:value-type="float" office:value="0.000025328784" calcext:value-type="float">
            <text:p>2.532878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8-09-4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7" calcext:value-type="float">
            <text:p>0.9999707</text:p>
          </table:table-cell>
          <table:table-cell office:value-type="float" office:value="0.000029356355" calcext:value-type="float">
            <text:p>2.935635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1-3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0.0000015775329" calcext:value-type="float">
            <text:p>1.577532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7-0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69" calcext:value-type="float">
            <text:p>0.9998869</text:p>
          </table:table-cell>
          <table:table-cell office:value-type="float" office:value="0.00011311847" calcext:value-type="float">
            <text:p>0.00011311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3-29-3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047313" calcext:value-type="float">
            <text:p>0.0001804731</text:p>
          </table:table-cell>
          <table:table-cell office:value-type="float" office:value="0.9998196" calcext:value-type="float">
            <text:p>0.99981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6-1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6" calcext:value-type="float">
            <text:p>0.999936</text:p>
          </table:table-cell>
          <table:table-cell office:value-type="float" office:value="0.00006401311" calcext:value-type="float">
            <text:p>6.40131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2-0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58" calcext:value-type="float">
            <text:p>0.9999058</text:p>
          </table:table-cell>
          <table:table-cell office:value-type="float" office:value="0.000094137366" calcext:value-type="float">
            <text:p>9.41373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52-4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7" calcext:value-type="float">
            <text:p>0.9999927</text:p>
          </table:table-cell>
          <table:table-cell office:value-type="float" office:value="0.0000072438042" calcext:value-type="float">
            <text:p>7.243804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5-20-5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4885516" calcext:value-type="float">
            <text:p>1.4885516E-06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8-0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33" calcext:value-type="float">
            <text:p>0.99999833</text:p>
          </table:table-cell>
          <table:table-cell office:value-type="float" office:value="0.0000016376532" calcext:value-type="float">
            <text:p>1.637653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2-29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27785" calcext:value-type="float">
            <text:p>0.9927785</text:p>
          </table:table-cell>
          <table:table-cell office:value-type="float" office:value="0.007221487" calcext:value-type="float">
            <text:p>0.0072214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8-4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19" calcext:value-type="float">
            <text:p>0.9999219</text:p>
          </table:table-cell>
          <table:table-cell office:value-type="float" office:value="0.00007812251" calcext:value-type="float">
            <text:p>7.81225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3-35-3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8453529" calcext:value-type="float">
            <text:p>0.008453529</text:p>
          </table:table-cell>
          <table:table-cell office:value-type="float" office:value="0.99154645" calcext:value-type="float">
            <text:p>0.99154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8-15-50-2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3285277" calcext:value-type="float">
            <text:p>2.3285277E-06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6-11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678291" calcext:value-type="float">
            <text:p>5.678291E-05</text:p>
          </table:table-cell>
          <table:table-cell office:value-type="float" office:value="0.99994326" calcext:value-type="float">
            <text:p>0.99994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10-0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20877671" calcext:value-type="float">
            <text:p>2.0877671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8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25" calcext:value-type="float">
            <text:p>0.99999225</text:p>
          </table:table-cell>
          <table:table-cell office:value-type="float" office:value="0.000007738146" calcext:value-type="float">
            <text:p>7.73814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6-48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7167304" calcext:value-type="float">
            <text:p>1.7167304E-06</text:p>
          </table:table-cell>
          <table:table-cell office:value-type="float" office:value="0.99999833" calcext:value-type="float">
            <text:p>0.99999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3-2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175" calcext:value-type="float">
            <text:p>0.99997175</text:p>
          </table:table-cell>
          <table:table-cell office:value-type="float" office:value="0.000028207996" calcext:value-type="float">
            <text:p>0.0000282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2-56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2" calcext:value-type="float">
            <text:p>0.9999932</text:p>
          </table:table-cell>
          <table:table-cell office:value-type="float" office:value="0.0000068424306" calcext:value-type="float">
            <text:p>6.842430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0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184" calcext:value-type="float">
            <text:p>0.99995184</text:p>
          </table:table-cell>
          <table:table-cell office:value-type="float" office:value="0.000048152946" calcext:value-type="float">
            <text:p>4.81529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0-59-0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0428688" calcext:value-type="float">
            <text:p>1.0428688E-05</text:p>
          </table:table-cell>
          <table:table-cell office:value-type="float" office:value="0.9999896" calcext:value-type="float">
            <text:p>0.99998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47-3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481622" calcext:value-type="float">
            <text:p>2.9481622E-05</text:p>
          </table:table-cell>
          <table:table-cell office:value-type="float" office:value="0.99997056" calcext:value-type="float">
            <text:p>0.999970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4-12-45.tif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pathological</text:p>
          </table:table-cell>
          <table:table-cell office:value-type="float" office:value="0.08426144" calcext:value-type="float">
            <text:p>0.08426144</text:p>
          </table:table-cell>
          <table:table-cell office:value-type="float" office:value="0.9157385" calcext:value-type="float">
            <text:p>0.91573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9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8437532" calcext:value-type="float">
            <text:p>2.8437532E-06</text:p>
          </table:table-cell>
          <table:table-cell office:value-type="float" office:value="0.99999714" calcext:value-type="float">
            <text:p>0.99999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7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214" calcext:value-type="float">
            <text:p>0.99991214</text:p>
          </table:table-cell>
          <table:table-cell office:value-type="float" office:value="0.0000878995" calcext:value-type="float">
            <text:p>8.7899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24-3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6945865" calcext:value-type="float">
            <text:p>0.016945865</text:p>
          </table:table-cell>
          <table:table-cell office:value-type="float" office:value="0.9830541" calcext:value-type="float">
            <text:p>0.98305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5-2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771" calcext:value-type="float">
            <text:p>0.9995771</text:p>
          </table:table-cell>
          <table:table-cell office:value-type="float" office:value="0.0004228959" calcext:value-type="float">
            <text:p>0.00042289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0-4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0.000102963284" calcext:value-type="float">
            <text:p>0.00010296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7-20-1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2048354" calcext:value-type="float">
            <text:p>0.02048354</text:p>
          </table:table-cell>
          <table:table-cell office:value-type="float" office:value="0.97951645" calcext:value-type="float">
            <text:p>0.97951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06-0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366698" calcext:value-type="float">
            <text:p>0.000143667</text:p>
          </table:table-cell>
          <table:table-cell office:value-type="float" office:value="0.99985635" calcext:value-type="float">
            <text:p>0.999856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3-5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176" calcext:value-type="float">
            <text:p>0.99989176</text:p>
          </table:table-cell>
          <table:table-cell office:value-type="float" office:value="0.00010828184" calcext:value-type="float">
            <text:p>0.00010828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4-48-3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6783811" calcext:value-type="float">
            <text:p>0.0001678381</text:p>
          </table:table-cell>
          <table:table-cell office:value-type="float" office:value="0.99983215" calcext:value-type="float">
            <text:p>0.99983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10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4779685" calcext:value-type="float">
            <text:p>0.000000478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1-09-3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3209" calcext:value-type="float">
            <text:p>0.9983209</text:p>
          </table:table-cell>
          <table:table-cell office:value-type="float" office:value="0.0016790846" calcext:value-type="float">
            <text:p>0.00167908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6-46-5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627601" calcext:value-type="float">
            <text:p>0.000186276</text:p>
          </table:table-cell>
          <table:table-cell office:value-type="float" office:value="0.99981374" calcext:value-type="float">
            <text:p>0.99981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6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326" calcext:value-type="float">
            <text:p>0.99994326</text:p>
          </table:table-cell>
          <table:table-cell office:value-type="float" office:value="0.00005674231" calcext:value-type="float">
            <text:p>5.67423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30-2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66" calcext:value-type="float">
            <text:p>0.99999666</text:p>
          </table:table-cell>
          <table:table-cell office:value-type="float" office:value="0.0000033839315" calcext:value-type="float">
            <text:p>3.383931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9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4026" calcext:value-type="float">
            <text:p>0.99914026</text:p>
          </table:table-cell>
          <table:table-cell office:value-type="float" office:value="0.00085972634" calcext:value-type="float">
            <text:p>0.0008597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49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95" calcext:value-type="float">
            <text:p>0.99999595</text:p>
          </table:table-cell>
          <table:table-cell office:value-type="float" office:value="0.000004065439" calcext:value-type="float">
            <text:p>4.06543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10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9052359" calcext:value-type="float">
            <text:p>9.052359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02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617306" calcext:value-type="float">
            <text:p>2.9617306E-05</text:p>
          </table:table-cell>
          <table:table-cell office:value-type="float" office:value="0.99997044" calcext:value-type="float">
            <text:p>0.99997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53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0.00000048640055" calcext:value-type="float">
            <text:p>4.8640055E-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6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44" calcext:value-type="float">
            <text:p>0.99999344</text:p>
          </table:table-cell>
          <table:table-cell office:value-type="float" office:value="0.0000065355985" calcext:value-type="float">
            <text:p>6.535598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53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53" calcext:value-type="float">
            <text:p>0.9999653</text:p>
          </table:table-cell>
          <table:table-cell office:value-type="float" office:value="0.00003473491" calcext:value-type="float">
            <text:p>3.47349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5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15" calcext:value-type="float">
            <text:p>0.99998915</text:p>
          </table:table-cell>
          <table:table-cell office:value-type="float" office:value="0.00001079007" calcext:value-type="float">
            <text:p>1.07900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30-5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0007755" calcext:value-type="float">
            <text:p>1.0007755E-05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8-0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11" calcext:value-type="float">
            <text:p>0.9999311</text:p>
          </table:table-cell>
          <table:table-cell office:value-type="float" office:value="0.000068938374" calcext:value-type="float">
            <text:p>6.893837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9-0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96" calcext:value-type="float">
            <text:p>0.99998796</text:p>
          </table:table-cell>
          <table:table-cell office:value-type="float" office:value="0.000012063874" calcext:value-type="float">
            <text:p>1.206387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4-53-0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5223372" calcext:value-type="float">
            <text:p>3.5223372E-06</text:p>
          </table:table-cell>
          <table:table-cell office:value-type="float" office:value="0.9999964" calcext:value-type="float">
            <text:p>0.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00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5303589" calcext:value-type="float">
            <text:p>1.5303589E-05</text:p>
          </table:table-cell>
          <table:table-cell office:value-type="float" office:value="0.99998474" calcext:value-type="float">
            <text:p>0.99998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0-4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8766326" calcext:value-type="float">
            <text:p>2.8766326E-06</text:p>
          </table:table-cell>
          <table:table-cell office:value-type="float" office:value="0.99999714" calcext:value-type="float">
            <text:p>0.99999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1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5" calcext:value-type="float">
            <text:p>0.9999925</text:p>
          </table:table-cell>
          <table:table-cell office:value-type="float" office:value="0.000007490278" calcext:value-type="float">
            <text:p>7.49027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41-2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20002435" calcext:value-type="float">
            <text:p>0.00000000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6-20-0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16" calcext:value-type="float">
            <text:p>0.99999416</text:p>
          </table:table-cell>
          <table:table-cell office:value-type="float" office:value="0.0000058658343" calcext:value-type="float">
            <text:p>5.865834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3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306012" calcext:value-type="float">
            <text:p>0.000008306</text:p>
          </table:table-cell>
          <table:table-cell office:value-type="float" office:value="0.99999166" calcext:value-type="float">
            <text:p>0.99999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8-34-1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5299629" calcext:value-type="float">
            <text:p>0.00000153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Line-2017-10-30-12-11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2" calcext:value-type="float">
            <text:p>0.9999882</text:p>
          </table:table-cell>
          <table:table-cell office:value-type="float" office:value="0.0000117853515" calcext:value-type="float">
            <text:p>1.178535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2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097527" calcext:value-type="float">
            <text:p>8.097527E-06</text:p>
          </table:table-cell>
          <table:table-cell office:value-type="float" office:value="0.9999919" calcext:value-type="float">
            <text:p>0.99999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7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44" calcext:value-type="float">
            <text:p>0.9999044</text:p>
          </table:table-cell>
          <table:table-cell office:value-type="float" office:value="0.000095649855" calcext:value-type="float">
            <text:p>9.564985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8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000020026546" calcext:value-type="float">
            <text:p>2.00265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6-11-5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763288" calcext:value-type="float">
            <text:p>7.763288E-05</text:p>
          </table:table-cell>
          <table:table-cell office:value-type="float" office:value="0.9999224" calcext:value-type="float">
            <text:p>0.9999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8-02-2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4043364" calcext:value-type="float">
            <text:p>0.0007404336</text:p>
          </table:table-cell>
          <table:table-cell office:value-type="float" office:value="0.99925953" calcext:value-type="float">
            <text:p>0.999259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8-10-5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303" calcext:value-type="float">
            <text:p>0.99995303</text:p>
          </table:table-cell>
          <table:table-cell office:value-type="float" office:value="0.00004696573" calcext:value-type="float">
            <text:p>4.69657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3-58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2420708" calcext:value-type="float">
            <text:p>1.2420708E-05</text:p>
          </table:table-cell>
          <table:table-cell office:value-type="float" office:value="0.9999876" calcext:value-type="float">
            <text:p>0.99998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5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423" calcext:value-type="float">
            <text:p>0.99987423</text:p>
          </table:table-cell>
          <table:table-cell office:value-type="float" office:value="0.00012577523" calcext:value-type="float">
            <text:p>0.00012577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Line-2017-10-30-12-11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8" calcext:value-type="float">
            <text:p>0.9999888</text:p>
          </table:table-cell>
          <table:table-cell office:value-type="float" office:value="0.0000111462205" calcext:value-type="float">
            <text:p>1.1146220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57-2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2" calcext:value-type="float">
            <text:p>0.9999492</text:p>
          </table:table-cell>
          <table:table-cell office:value-type="float" office:value="0.000050777267" calcext:value-type="float">
            <text:p>5.077726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5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08" calcext:value-type="float">
            <text:p>0.9999608</text:p>
          </table:table-cell>
          <table:table-cell office:value-type="float" office:value="0.000039184462" calcext:value-type="float">
            <text:p>3.918446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45-1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4600624" calcext:value-type="float">
            <text:p>0.000000146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14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15640532" calcext:value-type="float">
            <text:p>1.5640532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19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6737155" calcext:value-type="float">
            <text:p>1.6737155E-05</text:p>
          </table:table-cell>
          <table:table-cell office:value-type="float" office:value="0.9999833" calcext:value-type="float">
            <text:p>0.9999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8-59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48454492" calcext:value-type="float">
            <text:p>0.0048454492</text:p>
          </table:table-cell>
          <table:table-cell office:value-type="float" office:value="0.9951546" calcext:value-type="float">
            <text:p>0.9951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09-0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4126" calcext:value-type="float">
            <text:p>0.99974126</text:p>
          </table:table-cell>
          <table:table-cell office:value-type="float" office:value="0.00025873014" calcext:value-type="float">
            <text:p>0.00025873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11-4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27855844" calcext:value-type="float">
            <text:p>2.7855844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09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0766456" calcext:value-type="float">
            <text:p>1.0766456E-06</text:p>
          </table:table-cell>
          <table:table-cell office:value-type="float" office:value="0.9999989" calcext:value-type="float">
            <text:p>0.9999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3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64" calcext:value-type="float">
            <text:p>0.99999464</text:p>
          </table:table-cell>
          <table:table-cell office:value-type="float" office:value="0.0000053702274" calcext:value-type="float">
            <text:p>5.370227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58-3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07" calcext:value-type="float">
            <text:p>0.9999207</text:p>
          </table:table-cell>
          <table:table-cell office:value-type="float" office:value="0.00007930674" calcext:value-type="float">
            <text:p>7.93067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12-46-5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72431" calcext:value-type="float">
            <text:p>0.0001372431</text:p>
          </table:table-cell>
          <table:table-cell office:value-type="float" office:value="0.9998628" calcext:value-type="float">
            <text:p>0.99986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9-13-0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4793869" calcext:value-type="float">
            <text:p>4.793869E-06</text:p>
          </table:table-cell>
          <table:table-cell office:value-type="float" office:value="0.99999523" calcext:value-type="float">
            <text:p>0.99999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5-3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4966059" calcext:value-type="float">
            <text:p>4.966059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9-25-3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98" calcext:value-type="float">
            <text:p>0.9998698</text:p>
          </table:table-cell>
          <table:table-cell office:value-type="float" office:value="0.00013017622" calcext:value-type="float">
            <text:p>0.0001301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0-4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2" calcext:value-type="float">
            <text:p>0.9999882</text:p>
          </table:table-cell>
          <table:table-cell office:value-type="float" office:value="0.00001183729" calcext:value-type="float">
            <text:p>1.18372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39-5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276" calcext:value-type="float">
            <text:p>0.9995276</text:p>
          </table:table-cell>
          <table:table-cell office:value-type="float" office:value="0.00047244754" calcext:value-type="float">
            <text:p>0.0004724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3-17-2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42448" calcext:value-type="float">
            <text:p>7.42448E-06</text:p>
          </table:table-cell>
          <table:table-cell office:value-type="float" office:value="0.9999926" calcext:value-type="float">
            <text:p>0.99999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8-08-5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2063" calcext:value-type="float">
            <text:p>0.99972063</text:p>
          </table:table-cell>
          <table:table-cell office:value-type="float" office:value="0.00027939683" calcext:value-type="float">
            <text:p>0.00027939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3-04-1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02" calcext:value-type="float">
            <text:p>0.9999502</text:p>
          </table:table-cell>
          <table:table-cell office:value-type="float" office:value="0.000049860817" calcext:value-type="float">
            <text:p>4.986081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1-02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6885444" calcext:value-type="float">
            <text:p>3.6885444E-06</text:p>
          </table:table-cell>
          <table:table-cell office:value-type="float" office:value="0.9999963" calcext:value-type="float">
            <text:p>0.9999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1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18" calcext:value-type="float">
            <text:p>0.9998318</text:p>
          </table:table-cell>
          <table:table-cell office:value-type="float" office:value="0.00016814999" calcext:value-type="float">
            <text:p>0.00016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25-2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030353" calcext:value-type="float">
            <text:p>0.0001803035</text:p>
          </table:table-cell>
          <table:table-cell office:value-type="float" office:value="0.9998197" calcext:value-type="float">
            <text:p>0.9998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13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308457" calcext:value-type="float">
            <text:p>9.308457E-05</text:p>
          </table:table-cell>
          <table:table-cell office:value-type="float" office:value="0.9999069" calcext:value-type="float">
            <text:p>0.99990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45-4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89" calcext:value-type="float">
            <text:p>0.9998989</text:p>
          </table:table-cell>
          <table:table-cell office:value-type="float" office:value="0.000101132646" calcext:value-type="float">
            <text:p>0.0001011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6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613" calcext:value-type="float">
            <text:p>0.99982613</text:p>
          </table:table-cell>
          <table:table-cell office:value-type="float" office:value="0.00017392515" calcext:value-type="float">
            <text:p>0.0001739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08-2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3429362" calcext:value-type="float">
            <text:p>1.3429362E-06</text:p>
          </table:table-cell>
          <table:table-cell office:value-type="float" office:value="0.9999987" calcext:value-type="float">
            <text:p>0.9999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7-21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008513" calcext:value-type="float">
            <text:p>5.008513E-07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1-1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09" calcext:value-type="float">
            <text:p>0.9999609</text:p>
          </table:table-cell>
          <table:table-cell office:value-type="float" office:value="0.00003908985" calcext:value-type="float">
            <text:p>3.9089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5-0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2770839" calcext:value-type="float">
            <text:p>1.2770839E-05</text:p>
          </table:table-cell>
          <table:table-cell office:value-type="float" office:value="0.99998724" calcext:value-type="float">
            <text:p>0.999987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8-11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953" calcext:value-type="float">
            <text:p>0.99982953</text:p>
          </table:table-cell>
          <table:table-cell office:value-type="float" office:value="0.0001704609" calcext:value-type="float">
            <text:p>0.00017046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59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7" calcext:value-type="float">
            <text:p>0.9999927</text:p>
          </table:table-cell>
          <table:table-cell office:value-type="float" office:value="0.000007277269" calcext:value-type="float">
            <text:p>7.27726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0-3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21" calcext:value-type="float">
            <text:p>0.9998721</text:p>
          </table:table-cell>
          <table:table-cell office:value-type="float" office:value="0.00012795316" calcext:value-type="float">
            <text:p>0.00012795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5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0.000067027024" calcext:value-type="float">
            <text:p>0.000067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6-45-3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7180098" calcext:value-type="float">
            <text:p>1.7180098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48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1363523" calcext:value-type="float">
            <text:p>2.1363523E-05</text:p>
          </table:table-cell>
          <table:table-cell office:value-type="float" office:value="0.99997866" calcext:value-type="float">
            <text:p>0.99997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7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52" calcext:value-type="float">
            <text:p>0.9999652</text:p>
          </table:table-cell>
          <table:table-cell office:value-type="float" office:value="0.000034842666" calcext:value-type="float">
            <text:p>3.48426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4-1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327" calcext:value-type="float">
            <text:p>0.99995327</text:p>
          </table:table-cell>
          <table:table-cell office:value-type="float" office:value="0.000046687528" calcext:value-type="float">
            <text:p>4.66875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6-46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1511109" calcext:value-type="float">
            <text:p>2.1511109E-05</text:p>
          </table:table-cell>
          <table:table-cell office:value-type="float" office:value="0.99997854" calcext:value-type="float">
            <text:p>0.99997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4-5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86" calcext:value-type="float">
            <text:p>0.9998386</text:p>
          </table:table-cell>
          <table:table-cell office:value-type="float" office:value="0.00016140078" calcext:value-type="float">
            <text:p>0.0001614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12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4997034" calcext:value-type="float">
            <text:p>4.997034E-07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6-1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755" calcext:value-type="float">
            <text:p>0.99994755</text:p>
          </table:table-cell>
          <table:table-cell office:value-type="float" office:value="0.000052402065" calcext:value-type="float">
            <text:p>5.240206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3-08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367" calcext:value-type="float">
            <text:p>0.99998367</text:p>
          </table:table-cell>
          <table:table-cell office:value-type="float" office:value="0.000016387674" calcext:value-type="float">
            <text:p>1.638767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47-4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6190802" calcext:value-type="float">
            <text:p>3.6190802E-05</text:p>
          </table:table-cell>
          <table:table-cell office:value-type="float" office:value="0.99996376" calcext:value-type="float">
            <text:p>0.99996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3-4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46" calcext:value-type="float">
            <text:p>0.9999546</text:p>
          </table:table-cell>
          <table:table-cell office:value-type="float" office:value="0.00004541562" calcext:value-type="float">
            <text:p>4.54156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1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945708" calcext:value-type="float">
            <text:p>5.945708E-06</text:p>
          </table:table-cell>
          <table:table-cell office:value-type="float" office:value="0.99999404" calcext:value-type="float">
            <text:p>0.99999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0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78" calcext:value-type="float">
            <text:p>0.9998178</text:p>
          </table:table-cell>
          <table:table-cell office:value-type="float" office:value="0.000182283" calcext:value-type="float">
            <text:p>0.000182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Line-2017-08-14-13-19-2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65" calcext:value-type="float">
            <text:p>0.9998565</text:p>
          </table:table-cell>
          <table:table-cell office:value-type="float" office:value="0.00014353456" calcext:value-type="float">
            <text:p>0.0001435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4-33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804069" calcext:value-type="float">
            <text:p>0.804069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0-4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7193076" calcext:value-type="float">
            <text:p>1.7193076E-06</text:p>
          </table:table-cell>
          <table:table-cell office:value-type="float" office:value="0.99999833" calcext:value-type="float">
            <text:p>0.99999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49-0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9" calcext:value-type="float">
            <text:p>0.9999969</text:p>
          </table:table-cell>
          <table:table-cell office:value-type="float" office:value="0.0000030995166" calcext:value-type="float">
            <text:p>3.099516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5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23" calcext:value-type="float">
            <text:p>0.9999423</text:p>
          </table:table-cell>
          <table:table-cell office:value-type="float" office:value="0.00005773225" calcext:value-type="float">
            <text:p>5.77322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5-2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6523706" calcext:value-type="float">
            <text:p>4.6523706E-05</text:p>
          </table:table-cell>
          <table:table-cell office:value-type="float" office:value="0.9999535" calcext:value-type="float">
            <text:p>0.99995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5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624" calcext:value-type="float">
            <text:p>0.99994624</text:p>
          </table:table-cell>
          <table:table-cell office:value-type="float" office:value="0.0000537916" calcext:value-type="float">
            <text:p>5.3791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5-00-5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73" calcext:value-type="float">
            <text:p>0.9999373</text:p>
          </table:table-cell>
          <table:table-cell office:value-type="float" office:value="0.00006274693" calcext:value-type="float">
            <text:p>6.27469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5-3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683987" calcext:value-type="float">
            <text:p>6.683987E-05</text:p>
          </table:table-cell>
          <table:table-cell office:value-type="float" office:value="0.9999331" calcext:value-type="float">
            <text:p>0.99993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41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24" calcext:value-type="float">
            <text:p>0.99998224</text:p>
          </table:table-cell>
          <table:table-cell office:value-type="float" office:value="0.000017738515" calcext:value-type="float">
            <text:p>1.77385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4-27-3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7633388" calcext:value-type="float">
            <text:p>0.0017633388</text:p>
          </table:table-cell>
          <table:table-cell office:value-type="float" office:value="0.99823666" calcext:value-type="float">
            <text:p>0.99823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3-2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44" calcext:value-type="float">
            <text:p>0.99998844</text:p>
          </table:table-cell>
          <table:table-cell office:value-type="float" office:value="0.0000116029705" calcext:value-type="float">
            <text:p>0.000011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03-0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5442836" calcext:value-type="float">
            <text:p>0.0001054428</text:p>
          </table:table-cell>
          <table:table-cell office:value-type="float" office:value="0.9998945" calcext:value-type="float">
            <text:p>0.9998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1-22-3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69770575" calcext:value-type="float">
            <text:p>0.069770575</text:p>
          </table:table-cell>
          <table:table-cell office:value-type="float" office:value="0.9302294" calcext:value-type="float">
            <text:p>0.9302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91" calcext:value-type="float">
            <text:p>0.9998791</text:p>
          </table:table-cell>
          <table:table-cell office:value-type="float" office:value="0.00012091293" calcext:value-type="float">
            <text:p>0.0001209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8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26" calcext:value-type="float">
            <text:p>0.99999726</text:p>
          </table:table-cell>
          <table:table-cell office:value-type="float" office:value="0.0000027347044" calcext:value-type="float">
            <text:p>2.734704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1-3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724438" calcext:value-type="float">
            <text:p>0.0001872444</text:p>
          </table:table-cell>
          <table:table-cell office:value-type="float" office:value="0.9998128" calcext:value-type="float">
            <text:p>0.9998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4-46-4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4059318" calcext:value-type="float">
            <text:p>0.0014059318</text:p>
          </table:table-cell>
          <table:table-cell office:value-type="float" office:value="0.9985941" calcext:value-type="float">
            <text:p>0.99859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50-4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195" calcext:value-type="float">
            <text:p>0.99994195</text:p>
          </table:table-cell>
          <table:table-cell office:value-type="float" office:value="0.000058018577" calcext:value-type="float">
            <text:p>5.80185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1-0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97" calcext:value-type="float">
            <text:p>0.9999697</text:p>
          </table:table-cell>
          <table:table-cell office:value-type="float" office:value="0.000030252888" calcext:value-type="float">
            <text:p>3.02528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0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45216493" calcext:value-type="float">
            <text:p>4.5216493E-06</text:p>
          </table:table-cell>
          <table:table-cell office:value-type="float" office:value="0.99999547" calcext:value-type="float">
            <text:p>0.99999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0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0.0000014531877" calcext:value-type="float">
            <text:p>1.453187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11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874857" calcext:value-type="float">
            <text:p>1.874857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6-07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7458298" calcext:value-type="float">
            <text:p>0.000474583</text:p>
          </table:table-cell>
          <table:table-cell office:value-type="float" office:value="0.9995254" calcext:value-type="float">
            <text:p>0.9995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5-22-0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742146" calcext:value-type="float">
            <text:p>0.0001374215</text:p>
          </table:table-cell>
          <table:table-cell office:value-type="float" office:value="0.99986255" calcext:value-type="float">
            <text:p>0.99986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52-4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86662" calcext:value-type="float">
            <text:p>2.486662E-05</text:p>
          </table:table-cell>
          <table:table-cell office:value-type="float" office:value="0.9999751" calcext:value-type="float">
            <text:p>0.99997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3-1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27456" calcext:value-type="float">
            <text:p>0.99827456</text:p>
          </table:table-cell>
          <table:table-cell office:value-type="float" office:value="0.001725409" calcext:value-type="float">
            <text:p>0.0017254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8-13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04" calcext:value-type="float">
            <text:p>0.9999304</text:p>
          </table:table-cell>
          <table:table-cell office:value-type="float" office:value="0.00006963869" calcext:value-type="float">
            <text:p>6.96386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4-0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0666286" calcext:value-type="float">
            <text:p>1.0666286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2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598" calcext:value-type="float">
            <text:p>0.9994598</text:p>
          </table:table-cell>
          <table:table-cell office:value-type="float" office:value="0.0005402374" calcext:value-type="float">
            <text:p>0.0005402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6-4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075392" calcext:value-type="float">
            <text:p>4.075392E-05</text:p>
          </table:table-cell>
          <table:table-cell office:value-type="float" office:value="0.99995923" calcext:value-type="float">
            <text:p>0.999959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43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924652" calcext:value-type="float">
            <text:p>2.924652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1-3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9118571" calcext:value-type="float">
            <text:p>9.118571E-06</text:p>
          </table:table-cell>
          <table:table-cell office:value-type="float" office:value="0.99999094" calcext:value-type="float">
            <text:p>0.999990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8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19" calcext:value-type="float">
            <text:p>0.9998919</text:p>
          </table:table-cell>
          <table:table-cell office:value-type="float" office:value="0.00010812521" calcext:value-type="float">
            <text:p>0.0001081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4-16-0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71673" calcext:value-type="float">
            <text:p>2.471673E-05</text:p>
          </table:table-cell>
          <table:table-cell office:value-type="float" office:value="0.9999753" calcext:value-type="float">
            <text:p>0.99997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0-0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99" calcext:value-type="float">
            <text:p>0.9998499</text:p>
          </table:table-cell>
          <table:table-cell office:value-type="float" office:value="0.000150121" calcext:value-type="float">
            <text:p>0.0001501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3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43" calcext:value-type="float">
            <text:p>0.9999443</text:p>
          </table:table-cell>
          <table:table-cell office:value-type="float" office:value="0.000055720706" calcext:value-type="float">
            <text:p>5.572070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55-2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1091" calcext:value-type="float">
            <text:p>0.9991091</text:p>
          </table:table-cell>
          <table:table-cell office:value-type="float" office:value="0.00089084904" calcext:value-type="float">
            <text:p>0.0008908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1-42-1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35" calcext:value-type="float">
            <text:p>0.9998535</text:p>
          </table:table-cell>
          <table:table-cell office:value-type="float" office:value="0.00014644301" calcext:value-type="float">
            <text:p>0.0001464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4-5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034" calcext:value-type="float">
            <text:p>0.99999034</text:p>
          </table:table-cell>
          <table:table-cell office:value-type="float" office:value="0.000009646771" calcext:value-type="float">
            <text:p>9.64677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0-46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6" calcext:value-type="float">
            <text:p>0.9999876</text:p>
          </table:table-cell>
          <table:table-cell office:value-type="float" office:value="0.000012437089" calcext:value-type="float">
            <text:p>1.243708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4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6696" calcext:value-type="float">
            <text:p>0.99946696</text:p>
          </table:table-cell>
          <table:table-cell office:value-type="float" office:value="0.0005330691" calcext:value-type="float">
            <text:p>0.00053306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11-0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0699086" calcext:value-type="float">
            <text:p>1.0699086E-06</text:p>
          </table:table-cell>
          <table:table-cell office:value-type="float" office:value="0.9999989" calcext:value-type="float">
            <text:p>0.9999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1-53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9771702" calcext:value-type="float">
            <text:p>9.771702E-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15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361847" calcext:value-type="float">
            <text:p>1.361847E-05</text:p>
          </table:table-cell>
          <table:table-cell office:value-type="float" office:value="0.9999864" calcext:value-type="float">
            <text:p>0.9999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5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1416515" calcext:value-type="float">
            <text:p>5.1416515E-05</text:p>
          </table:table-cell>
          <table:table-cell office:value-type="float" office:value="0.9999486" calcext:value-type="float">
            <text:p>0.9999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1-2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2936957" calcext:value-type="float">
            <text:p>0.000042937</text:p>
          </table:table-cell>
          <table:table-cell office:value-type="float" office:value="0.9999571" calcext:value-type="float">
            <text:p>0.9999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2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52" calcext:value-type="float">
            <text:p>0.9998952</text:p>
          </table:table-cell>
          <table:table-cell office:value-type="float" office:value="0.00010474814" calcext:value-type="float">
            <text:p>0.00010474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53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8414004" calcext:value-type="float">
            <text:p>8.414004E-07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1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696925" calcext:value-type="float">
            <text:p>0.0001769693</text:p>
          </table:table-cell>
          <table:table-cell office:value-type="float" office:value="0.99982303" calcext:value-type="float">
            <text:p>0.99982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7-44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6729977" calcext:value-type="float">
            <text:p>0.000001673</text:p>
          </table:table-cell>
          <table:table-cell office:value-type="float" office:value="0.99999833" calcext:value-type="float">
            <text:p>0.99999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38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184631" calcext:value-type="float">
            <text:p>2.184631E-06</text:p>
          </table:table-cell>
          <table:table-cell office:value-type="float" office:value="0.99999785" calcext:value-type="float">
            <text:p>0.999997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5-4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359128" calcext:value-type="float">
            <text:p>2.4359128E-05</text:p>
          </table:table-cell>
          <table:table-cell office:value-type="float" office:value="0.9999757" calcext:value-type="float">
            <text:p>0.9999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6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367" calcext:value-type="float">
            <text:p>0.99998367</text:p>
          </table:table-cell>
          <table:table-cell office:value-type="float" office:value="0.000016280736" calcext:value-type="float">
            <text:p>1.62807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5-3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22149995" calcext:value-type="float">
            <text:p>0.000012215</text:p>
          </table:table-cell>
          <table:table-cell office:value-type="float" office:value="0.99998784" calcext:value-type="float">
            <text:p>0.999987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355" calcext:value-type="float">
            <text:p>0.99998355</text:p>
          </table:table-cell>
          <table:table-cell office:value-type="float" office:value="0.00001641852" calcext:value-type="float">
            <text:p>1.64185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4-4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8270143" calcext:value-type="float">
            <text:p>5.8270143E-05</text:p>
          </table:table-cell>
          <table:table-cell office:value-type="float" office:value="0.9999417" calcext:value-type="float">
            <text:p>0.99994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39-4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78" calcext:value-type="float">
            <text:p>0.9999778</text:p>
          </table:table-cell>
          <table:table-cell office:value-type="float" office:value="0.000022162118" calcext:value-type="float">
            <text:p>2.216211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49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313" calcext:value-type="float">
            <text:p>0.9996313</text:p>
          </table:table-cell>
          <table:table-cell office:value-type="float" office:value="0.00036868788" calcext:value-type="float">
            <text:p>0.00036868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29-4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9419782" calcext:value-type="float">
            <text:p>9.419782E-06</text:p>
          </table:table-cell>
          <table:table-cell office:value-type="float" office:value="0.9999906" calcext:value-type="float">
            <text:p>0.99999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02-0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02" calcext:value-type="float">
            <text:p>0.9999502</text:p>
          </table:table-cell>
          <table:table-cell office:value-type="float" office:value="0.00004978394" calcext:value-type="float">
            <text:p>4.97839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46-0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952302" calcext:value-type="float">
            <text:p>0.000219523</text:p>
          </table:table-cell>
          <table:table-cell office:value-type="float" office:value="0.9997805" calcext:value-type="float">
            <text:p>0.9997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18-5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9071877" calcext:value-type="float">
            <text:p>0.0001907188</text:p>
          </table:table-cell>
          <table:table-cell office:value-type="float" office:value="0.9998093" calcext:value-type="float">
            <text:p>0.99980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5-3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85" calcext:value-type="float">
            <text:p>0.9998685</text:p>
          </table:table-cell>
          <table:table-cell office:value-type="float" office:value="0.00013152427" calcext:value-type="float">
            <text:p>0.00013152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4-5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43050316" calcext:value-type="float">
            <text:p>0.0043050316</text:p>
          </table:table-cell>
          <table:table-cell office:value-type="float" office:value="0.995695" calcext:value-type="float">
            <text:p>0.9956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4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3499915" calcext:value-type="float">
            <text:p>0.00000003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3-2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94" calcext:value-type="float">
            <text:p>0.9999794</text:p>
          </table:table-cell>
          <table:table-cell office:value-type="float" office:value="0.00002058919" calcext:value-type="float">
            <text:p>2.05891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9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02" calcext:value-type="float">
            <text:p>0.9999902</text:p>
          </table:table-cell>
          <table:table-cell office:value-type="float" office:value="0.000009765929" calcext:value-type="float">
            <text:p>9.76592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05-1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17045515" calcext:value-type="float">
            <text:p>0.0000000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26-5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1220966" calcext:value-type="float">
            <text:p>0.000071221</text:p>
          </table:table-cell>
          <table:table-cell office:value-type="float" office:value="0.99992883" calcext:value-type="float">
            <text:p>0.999928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9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3756959" calcext:value-type="float">
            <text:p>0.0002375696</text:p>
          </table:table-cell>
          <table:table-cell office:value-type="float" office:value="0.9997625" calcext:value-type="float">
            <text:p>0.99976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52-3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057" calcext:value-type="float">
            <text:p>0.99998057</text:p>
          </table:table-cell>
          <table:table-cell office:value-type="float" office:value="0.000019465908" calcext:value-type="float">
            <text:p>1.946590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2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668485" calcext:value-type="float">
            <text:p>0.99668485</text:p>
          </table:table-cell>
          <table:table-cell office:value-type="float" office:value="0.003315106" calcext:value-type="float">
            <text:p>0.003315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51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8306245" calcext:value-type="float">
            <text:p>8.306245E-07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4-1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3" calcext:value-type="float">
            <text:p>0.9999943</text:p>
          </table:table-cell>
          <table:table-cell office:value-type="float" office:value="0.000005728636" calcext:value-type="float">
            <text:p>5.72863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6-5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74" calcext:value-type="float">
            <text:p>0.99999774</text:p>
          </table:table-cell>
          <table:table-cell office:value-type="float" office:value="0.0000022850909" calcext:value-type="float">
            <text:p>2.285090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9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0.0000014795221" calcext:value-type="float">
            <text:p>1.479522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5-2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187" calcext:value-type="float">
            <text:p>0.99997187</text:p>
          </table:table-cell>
          <table:table-cell office:value-type="float" office:value="0.00002815202" calcext:value-type="float">
            <text:p>0.0000281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54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1277809" calcext:value-type="float">
            <text:p>1.277809E-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3-16-5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48435313" calcext:value-type="float">
            <text:p>4.8435313E-06</text:p>
          </table:table-cell>
          <table:table-cell office:value-type="float" office:value="0.9999951" calcext:value-type="float">
            <text:p>0.99999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7-29-2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17" calcext:value-type="float">
            <text:p>0.9999217</text:p>
          </table:table-cell>
          <table:table-cell office:value-type="float" office:value="0.000078350575" calcext:value-type="float">
            <text:p>7.835057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3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424" calcext:value-type="float">
            <text:p>0.99996424</text:p>
          </table:table-cell>
          <table:table-cell office:value-type="float" office:value="0.000035717505" calcext:value-type="float">
            <text:p>3.571750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49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3218043" calcext:value-type="float">
            <text:p>3.218043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1-4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776" calcext:value-type="float">
            <text:p>0.99983776</text:p>
          </table:table-cell>
          <table:table-cell office:value-type="float" office:value="0.00016221353" calcext:value-type="float">
            <text:p>0.00016221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6-2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14" calcext:value-type="float">
            <text:p>0.9999814</text:p>
          </table:table-cell>
          <table:table-cell office:value-type="float" office:value="0.00001855456" calcext:value-type="float">
            <text:p>1.8554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2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1354813" calcext:value-type="float">
            <text:p>1.1354813E-05</text:p>
          </table:table-cell>
          <table:table-cell office:value-type="float" office:value="0.9999887" calcext:value-type="float">
            <text:p>0.99998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6-31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8" calcext:value-type="float">
            <text:p>0.999848</text:p>
          </table:table-cell>
          <table:table-cell office:value-type="float" office:value="0.00015199505" calcext:value-type="float">
            <text:p>0.00015199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1-54-3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9007877" calcext:value-type="float">
            <text:p>2.9007877E-05</text:p>
          </table:table-cell>
          <table:table-cell office:value-type="float" office:value="0.99997103" calcext:value-type="float">
            <text:p>0.999971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2-00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4524527" calcext:value-type="float">
            <text:p>0.0003452453</text:p>
          </table:table-cell>
          <table:table-cell office:value-type="float" office:value="0.99965477" calcext:value-type="float">
            <text:p>0.999654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5-41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0751947" calcext:value-type="float">
            <text:p>1.0751947E-06</text:p>
          </table:table-cell>
          <table:table-cell office:value-type="float" office:value="0.9999989" calcext:value-type="float">
            <text:p>0.9999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10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01" calcext:value-type="float">
            <text:p>0.999801</text:p>
          </table:table-cell>
          <table:table-cell office:value-type="float" office:value="0.00019908571" calcext:value-type="float">
            <text:p>0.0001990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11-4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85" calcext:value-type="float">
            <text:p>0.99999785</text:p>
          </table:table-cell>
          <table:table-cell office:value-type="float" office:value="0.0000021719259" calcext:value-type="float">
            <text:p>2.171925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29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3916127" calcext:value-type="float">
            <text:p>3.3916127E-05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8-00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32815575" calcext:value-type="float">
            <text:p>3.2815575E-07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1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393" calcext:value-type="float">
            <text:p>0.99991393</text:p>
          </table:table-cell>
          <table:table-cell office:value-type="float" office:value="0.0000860141" calcext:value-type="float">
            <text:p>8.6014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7-0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05163" calcext:value-type="float">
            <text:p>0.99905163</text:p>
          </table:table-cell>
          <table:table-cell office:value-type="float" office:value="0.00094838947" calcext:value-type="float">
            <text:p>0.0009483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09-4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1745934" calcext:value-type="float">
            <text:p>1.1745934E-05</text:p>
          </table:table-cell>
          <table:table-cell office:value-type="float" office:value="0.9999882" calcext:value-type="float">
            <text:p>0.99998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00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094" calcext:value-type="float">
            <text:p>0.99999094</text:p>
          </table:table-cell>
          <table:table-cell office:value-type="float" office:value="0.000009079696" calcext:value-type="float">
            <text:p>9.07969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31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97" calcext:value-type="float">
            <text:p>0.999597</text:p>
          </table:table-cell>
          <table:table-cell office:value-type="float" office:value="0.00040302888" calcext:value-type="float">
            <text:p>0.0004030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5-40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035381" calcext:value-type="float">
            <text:p>5.035381E-07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4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054" calcext:value-type="float">
            <text:p>0.99987054</text:p>
          </table:table-cell>
          <table:table-cell office:value-type="float" office:value="0.0001294816" calcext:value-type="float">
            <text:p>0.00012948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3-32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6461275" calcext:value-type="float">
            <text:p>0.0002646128</text:p>
          </table:table-cell>
          <table:table-cell office:value-type="float" office:value="0.9997354" calcext:value-type="float">
            <text:p>0.99973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9-0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443502" calcext:value-type="float">
            <text:p>0.000134435</text:p>
          </table:table-cell>
          <table:table-cell office:value-type="float" office:value="0.99986553" calcext:value-type="float">
            <text:p>0.999865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06-5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0083985" calcext:value-type="float">
            <text:p>0.000010084</text:p>
          </table:table-cell>
          <table:table-cell office:value-type="float" office:value="0.99998987" calcext:value-type="float">
            <text:p>0.99998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4-22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893702" calcext:value-type="float">
            <text:p>0.000058937</text:p>
          </table:table-cell>
          <table:table-cell office:value-type="float" office:value="0.9999411" calcext:value-type="float">
            <text:p>0.9999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06-5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2446" calcext:value-type="float">
            <text:p>0.99942446</text:p>
          </table:table-cell>
          <table:table-cell office:value-type="float" office:value="0.0005755882" calcext:value-type="float">
            <text:p>0.00057558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49-0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30828497" calcext:value-type="float">
            <text:p>3.0828497E-07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7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12" calcext:value-type="float">
            <text:p>0.9999212</text:p>
          </table:table-cell>
          <table:table-cell office:value-type="float" office:value="0.000078735095" calcext:value-type="float">
            <text:p>7.873509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7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6" calcext:value-type="float">
            <text:p>0.9999826</text:p>
          </table:table-cell>
          <table:table-cell office:value-type="float" office:value="0.000017423354" calcext:value-type="float">
            <text:p>1.742335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10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40764388" calcext:value-type="float">
            <text:p>4.0764388E-07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03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9624491" calcext:value-type="float">
            <text:p>2.9624491E-0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5-4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44" calcext:value-type="float">
            <text:p>0.99999344</text:p>
          </table:table-cell>
          <table:table-cell office:value-type="float" office:value="0.000006508033" calcext:value-type="float">
            <text:p>0.0000065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4-40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3490988" calcext:value-type="float">
            <text:p>2.3490988E-06</text:p>
          </table:table-cell>
          <table:table-cell office:value-type="float" office:value="0.9999976" calcext:value-type="float">
            <text:p>0.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4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916538" calcext:value-type="float">
            <text:p>7.916538E-06</text:p>
          </table:table-cell>
          <table:table-cell office:value-type="float" office:value="0.99999213" calcext:value-type="float">
            <text:p>0.999992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5-4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426" calcext:value-type="float">
            <text:p>0.99989426</text:p>
          </table:table-cell>
          <table:table-cell office:value-type="float" office:value="0.000105712854" calcext:value-type="float">
            <text:p>0.0001057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1-1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6353302" calcext:value-type="float">
            <text:p>2.6353302E-06</text:p>
          </table:table-cell>
          <table:table-cell office:value-type="float" office:value="0.9999974" calcext:value-type="float">
            <text:p>0.9999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52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7223078" calcext:value-type="float">
            <text:p>7.223078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1-56-3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48693767" calcext:value-type="float">
            <text:p>0.0004869377</text:p>
          </table:table-cell>
          <table:table-cell office:value-type="float" office:value="0.99951303" calcext:value-type="float">
            <text:p>0.999513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05-1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6372129" calcext:value-type="float">
            <text:p>6.372129E-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1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25" calcext:value-type="float">
            <text:p>0.99999225</text:p>
          </table:table-cell>
          <table:table-cell office:value-type="float" office:value="0.000007807507" calcext:value-type="float">
            <text:p>7.80750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5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7" calcext:value-type="float">
            <text:p>0.9999937</text:p>
          </table:table-cell>
          <table:table-cell office:value-type="float" office:value="0.0000062766" calcext:value-type="float">
            <text:p>6.276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4-3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0.0000014037281" calcext:value-type="float">
            <text:p>1.403728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2-0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6044958" calcext:value-type="float">
            <text:p>6.044958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9-15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7250317" calcext:value-type="float">
            <text:p>0.000000725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8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48883" calcext:value-type="float">
            <text:p>0.99948883</text:p>
          </table:table-cell>
          <table:table-cell office:value-type="float" office:value="0.0005111673" calcext:value-type="float">
            <text:p>0.0005111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5-07-3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34" calcext:value-type="float">
            <text:p>0.9999534</text:p>
          </table:table-cell>
          <table:table-cell office:value-type="float" office:value="0.00004666376" calcext:value-type="float">
            <text:p>4.6663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3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676" calcext:value-type="float">
            <text:p>0.9997676</text:p>
          </table:table-cell>
          <table:table-cell office:value-type="float" office:value="0.0002323536" calcext:value-type="float">
            <text:p>0.0002323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5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294" calcext:value-type="float">
            <text:p>0.99997294</text:p>
          </table:table-cell>
          <table:table-cell office:value-type="float" office:value="0.00002705178" calcext:value-type="float">
            <text:p>2.70517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41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48258" calcext:value-type="float">
            <text:p>0.0001448258</text:p>
          </table:table-cell>
          <table:table-cell office:value-type="float" office:value="0.99985516" calcext:value-type="float">
            <text:p>0.999855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8-30-2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4634" calcext:value-type="float">
            <text:p>0.99984634</text:p>
          </table:table-cell>
          <table:table-cell office:value-type="float" office:value="0.00015363329" calcext:value-type="float">
            <text:p>0.0001536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1-5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44" calcext:value-type="float">
            <text:p>0.99998844</text:p>
          </table:table-cell>
          <table:table-cell office:value-type="float" office:value="0.000011562642" calcext:value-type="float">
            <text:p>1.156264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12-2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854919" calcext:value-type="float">
            <text:p>5.854919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1-03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397096" calcext:value-type="float">
            <text:p>0.001397096</text:p>
          </table:table-cell>
          <table:table-cell office:value-type="float" office:value="0.9986029" calcext:value-type="float">
            <text:p>0.9986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0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04622633" calcext:value-type="float">
            <text:p>4.622633E-1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22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9" calcext:value-type="float">
            <text:p>0.9999939</text:p>
          </table:table-cell>
          <table:table-cell office:value-type="float" office:value="0.000006100443" calcext:value-type="float">
            <text:p>6.10044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29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8477789" calcext:value-type="float">
            <text:p>8.477789E-07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2-5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53" calcext:value-type="float">
            <text:p>0.9999553</text:p>
          </table:table-cell>
          <table:table-cell office:value-type="float" office:value="0.000044706732" calcext:value-type="float">
            <text:p>4.470673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12-2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7882862" calcext:value-type="float">
            <text:p>1.7882862E-06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3-56-2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803169" calcext:value-type="float">
            <text:p>7.803169E-06</text:p>
          </table:table-cell>
          <table:table-cell office:value-type="float" office:value="0.99999225" calcext:value-type="float">
            <text:p>0.99999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2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38791693" calcext:value-type="float">
            <text:p>3.8791693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1-33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936" calcext:value-type="float">
            <text:p>0.99987936</text:p>
          </table:table-cell>
          <table:table-cell office:value-type="float" office:value="0.00012067657" calcext:value-type="float">
            <text:p>0.0001206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7-0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1" calcext:value-type="float">
            <text:p>0.9999881</text:p>
          </table:table-cell>
          <table:table-cell office:value-type="float" office:value="0.000011897748" calcext:value-type="float">
            <text:p>1.189774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35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124874" calcext:value-type="float">
            <text:p>0.0003124874</text:p>
          </table:table-cell>
          <table:table-cell office:value-type="float" office:value="0.99968755" calcext:value-type="float">
            <text:p>0.999687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09-0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8606263" calcext:value-type="float">
            <text:p>2.8606263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5-0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73" calcext:value-type="float">
            <text:p>0.9999373</text:p>
          </table:table-cell>
          <table:table-cell office:value-type="float" office:value="0.00006268001" calcext:value-type="float">
            <text:p>0.00006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15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916" calcext:value-type="float">
            <text:p>0.99990916</text:p>
          </table:table-cell>
          <table:table-cell office:value-type="float" office:value="0.00009079546" calcext:value-type="float">
            <text:p>9.07954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3-40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64" calcext:value-type="float">
            <text:p>0.9999864</text:p>
          </table:table-cell>
          <table:table-cell office:value-type="float" office:value="0.000013582917" calcext:value-type="float">
            <text:p>1.358291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2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037" calcext:value-type="float">
            <text:p>0.99992037</text:p>
          </table:table-cell>
          <table:table-cell office:value-type="float" office:value="0.00007968228" calcext:value-type="float">
            <text:p>7.9682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1-00-5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5599082" calcext:value-type="float">
            <text:p>1.5599082E-06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8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85" calcext:value-type="float">
            <text:p>0.99999785</text:p>
          </table:table-cell>
          <table:table-cell office:value-type="float" office:value="0.0000021026028" calcext:value-type="float">
            <text:p>2.1026028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1-18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995" calcext:value-type="float">
            <text:p>0.99995995</text:p>
          </table:table-cell>
          <table:table-cell office:value-type="float" office:value="0.00004004543" calcext:value-type="float">
            <text:p>4.00454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3-36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80997" calcext:value-type="float">
            <text:p>0.000580997</text:p>
          </table:table-cell>
          <table:table-cell office:value-type="float" office:value="0.999419" calcext:value-type="float">
            <text:p>0.999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2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7226192" calcext:value-type="float">
            <text:p>7.226192E-05</text:p>
          </table:table-cell>
          <table:table-cell office:value-type="float" office:value="0.99992776" calcext:value-type="float">
            <text:p>0.999927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7-5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84" calcext:value-type="float">
            <text:p>0.9999484</text:p>
          </table:table-cell>
          <table:table-cell office:value-type="float" office:value="0.000051647286" calcext:value-type="float">
            <text:p>5.164728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6-15-3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046" calcext:value-type="float">
            <text:p>0.99999046</text:p>
          </table:table-cell>
          <table:table-cell office:value-type="float" office:value="0.000009486024" calcext:value-type="float">
            <text:p>0.000009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06-2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774383" calcext:value-type="float">
            <text:p>6.774383E-05</text:p>
          </table:table-cell>
          <table:table-cell office:value-type="float" office:value="0.9999323" calcext:value-type="float">
            <text:p>0.99993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04-3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9066738" calcext:value-type="float">
            <text:p>1.9066738E-05</text:p>
          </table:table-cell>
          <table:table-cell office:value-type="float" office:value="0.9999809" calcext:value-type="float">
            <text:p>0.99998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5-2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7239337" calcext:value-type="float">
            <text:p>3.7239337E-05</text:p>
          </table:table-cell>
          <table:table-cell office:value-type="float" office:value="0.9999628" calcext:value-type="float">
            <text:p>0.99996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09-1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154" calcext:value-type="float">
            <text:p>0.9995154</text:p>
          </table:table-cell>
          <table:table-cell office:value-type="float" office:value="0.00048456932" calcext:value-type="float">
            <text:p>0.00048456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55-1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5962198" calcext:value-type="float">
            <text:p>1.5962198E-07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4-31-3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2947275" calcext:value-type="float">
            <text:p>3.2947275E-05</text:p>
          </table:table-cell>
          <table:table-cell office:value-type="float" office:value="0.9999671" calcext:value-type="float">
            <text:p>0.9999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4-22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8364831" calcext:value-type="float">
            <text:p>2.8364831E-05</text:p>
          </table:table-cell>
          <table:table-cell office:value-type="float" office:value="0.9999716" calcext:value-type="float">
            <text:p>0.99997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57-1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416" calcext:value-type="float">
            <text:p>0.99990416</text:p>
          </table:table-cell>
          <table:table-cell office:value-type="float" office:value="0.00009588776" calcext:value-type="float">
            <text:p>9.58877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8-5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026" calcext:value-type="float">
            <text:p>0.9999026</text:p>
          </table:table-cell>
          <table:table-cell office:value-type="float" office:value="0.000097436736" calcext:value-type="float">
            <text:p>9.743673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6-21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90169" calcext:value-type="float">
            <text:p>0.000690169</text:p>
          </table:table-cell>
          <table:table-cell office:value-type="float" office:value="0.9993098" calcext:value-type="float">
            <text:p>0.99930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6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44" calcext:value-type="float">
            <text:p>0.9998344</text:p>
          </table:table-cell>
          <table:table-cell office:value-type="float" office:value="0.0001655705" calcext:value-type="float">
            <text:p>0.00016557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6-02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1786" calcext:value-type="float">
            <text:p>0.99991786</text:p>
          </table:table-cell>
          <table:table-cell office:value-type="float" office:value="0.00008212409" calcext:value-type="float">
            <text:p>8.21240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2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7840312" calcext:value-type="float">
            <text:p>5.7840312E-05</text:p>
          </table:table-cell>
          <table:table-cell office:value-type="float" office:value="0.9999422" calcext:value-type="float">
            <text:p>0.9999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52-1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8482345" calcext:value-type="float">
            <text:p>2.8482345E-06</text:p>
          </table:table-cell>
          <table:table-cell office:value-type="float" office:value="0.99999714" calcext:value-type="float">
            <text:p>0.999997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02-0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0954805" calcext:value-type="float">
            <text:p>0.0003095481</text:p>
          </table:table-cell>
          <table:table-cell office:value-type="float" office:value="0.99969053" calcext:value-type="float">
            <text:p>0.999690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49-4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8225064" calcext:value-type="float">
            <text:p>5.8225064E-06</text:p>
          </table:table-cell>
          <table:table-cell office:value-type="float" office:value="0.99999416" calcext:value-type="float">
            <text:p>0.99999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0-1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0067225" calcext:value-type="float">
            <text:p>0.0003006723</text:p>
          </table:table-cell>
          <table:table-cell office:value-type="float" office:value="0.99969935" calcext:value-type="float">
            <text:p>0.999699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1-19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3" calcext:value-type="float">
            <text:p>0.9999883</text:p>
          </table:table-cell>
          <table:table-cell office:value-type="float" office:value="0.000011666982" calcext:value-type="float">
            <text:p>0.0000116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49-5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7193233" calcext:value-type="float">
            <text:p>3.7193233E-05</text:p>
          </table:table-cell>
          <table:table-cell office:value-type="float" office:value="0.9999628" calcext:value-type="float">
            <text:p>0.99996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14-4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60479444" calcext:value-type="float">
            <text:p>6.0479444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9-25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22" calcext:value-type="float">
            <text:p>0.9998622</text:p>
          </table:table-cell>
          <table:table-cell office:value-type="float" office:value="0.00013779422" calcext:value-type="float">
            <text:p>0.00013779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56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4942025" calcext:value-type="float">
            <text:p>0.0014942025</text:p>
          </table:table-cell>
          <table:table-cell office:value-type="float" office:value="0.99850583" calcext:value-type="float">
            <text:p>0.998505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5-40-1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10343573" calcext:value-type="float">
            <text:p>0.00000000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4-57-1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9" calcext:value-type="float">
            <text:p>0.9999889</text:p>
          </table:table-cell>
          <table:table-cell office:value-type="float" office:value="0.000011137784" calcext:value-type="float">
            <text:p>1.113778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30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306" calcext:value-type="float">
            <text:p>0.99988306</text:p>
          </table:table-cell>
          <table:table-cell office:value-type="float" office:value="0.00011688947" calcext:value-type="float">
            <text:p>0.0001168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51-3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3642708" calcext:value-type="float">
            <text:p>0.0002364271</text:p>
          </table:table-cell>
          <table:table-cell office:value-type="float" office:value="0.99976355" calcext:value-type="float">
            <text:p>0.99976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3-0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6" calcext:value-type="float">
            <text:p>0.9999956</text:p>
          </table:table-cell>
          <table:table-cell office:value-type="float" office:value="0.0000044087246" calcext:value-type="float">
            <text:p>4.408724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46-5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158157" calcext:value-type="float">
            <text:p>0.0006158157</text:p>
          </table:table-cell>
          <table:table-cell office:value-type="float" office:value="0.99938416" calcext:value-type="float">
            <text:p>0.99938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7-2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54" calcext:value-type="float">
            <text:p>0.9999454</text:p>
          </table:table-cell>
          <table:table-cell office:value-type="float" office:value="0.00005458053" calcext:value-type="float">
            <text:p>5.45805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2-23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063" calcext:value-type="float">
            <text:p>0.99994063</text:p>
          </table:table-cell>
          <table:table-cell office:value-type="float" office:value="0.000059405193" calcext:value-type="float">
            <text:p>5.940519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3-31-0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724977" calcext:value-type="float">
            <text:p>9.724977E-05</text:p>
          </table:table-cell>
          <table:table-cell office:value-type="float" office:value="0.9999027" calcext:value-type="float">
            <text:p>0.99990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8-1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07" calcext:value-type="float">
            <text:p>0.9999207</text:p>
          </table:table-cell>
          <table:table-cell office:value-type="float" office:value="0.00007923908" calcext:value-type="float">
            <text:p>7.92390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29-3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8" calcext:value-type="float">
            <text:p>0.9999988</text:p>
          </table:table-cell>
          <table:table-cell office:value-type="float" office:value="0.000001170421" calcext:value-type="float">
            <text:p>1.17042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08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21" calcext:value-type="float">
            <text:p>0.9998221</text:p>
          </table:table-cell>
          <table:table-cell office:value-type="float" office:value="0.00017794405" calcext:value-type="float">
            <text:p>0.00017794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7-49-3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000015992619" calcext:value-type="float">
            <text:p>1.599261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6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13331696" calcext:value-type="float">
            <text:p>1.3331696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51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442037" calcext:value-type="float">
            <text:p>0.000001442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4-1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73" calcext:value-type="float">
            <text:p>0.9999273</text:p>
          </table:table-cell>
          <table:table-cell office:value-type="float" office:value="0.000072689596" calcext:value-type="float">
            <text:p>7.268959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5-34-5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7517963" calcext:value-type="float">
            <text:p>0.007517963</text:p>
          </table:table-cell>
          <table:table-cell office:value-type="float" office:value="0.992482" calcext:value-type="float">
            <text:p>0.9924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45-1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1706254" calcext:value-type="float">
            <text:p>7.1706254E-06</text:p>
          </table:table-cell>
          <table:table-cell office:value-type="float" office:value="0.99999285" calcext:value-type="float">
            <text:p>0.99999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0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1604282" calcext:value-type="float">
            <text:p>1.1604282E-06</text:p>
          </table:table-cell>
          <table:table-cell office:value-type="float" office:value="0.9999988" calcext:value-type="float">
            <text:p>0.9999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2-4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15" calcext:value-type="float">
            <text:p>0.9999715</text:p>
          </table:table-cell>
          <table:table-cell office:value-type="float" office:value="0.000028493692" calcext:value-type="float">
            <text:p>2.849369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8-0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00003896643" calcext:value-type="float">
            <text:p>3.89664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6-45-4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45678426" calcext:value-type="float">
            <text:p>4.5678426E-06</text:p>
          </table:table-cell>
          <table:table-cell office:value-type="float" office:value="0.99999547" calcext:value-type="float">
            <text:p>0.99999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6-48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4472435" calcext:value-type="float">
            <text:p>0.0034472435</text:p>
          </table:table-cell>
          <table:table-cell office:value-type="float" office:value="0.9965527" calcext:value-type="float">
            <text:p>0.99655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09-3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83304326" calcext:value-type="float">
            <text:p>0.000000833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6-11-2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1021283" calcext:value-type="float">
            <text:p>2.1021283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5-42-0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2354073" calcext:value-type="float">
            <text:p>2.354073E-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0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306" calcext:value-type="float">
            <text:p>0.99988306</text:p>
          </table:table-cell>
          <table:table-cell office:value-type="float" office:value="0.00011694521" calcext:value-type="float">
            <text:p>0.00011694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1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36" calcext:value-type="float">
            <text:p>0.99998236</text:p>
          </table:table-cell>
          <table:table-cell office:value-type="float" office:value="0.00001758373" calcext:value-type="float">
            <text:p>1.75837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7-00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91" calcext:value-type="float">
            <text:p>0.9999691</text:p>
          </table:table-cell>
          <table:table-cell office:value-type="float" office:value="0.00003092172" calcext:value-type="float">
            <text:p>3.09217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5-11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8715" calcext:value-type="float">
            <text:p>0.99978715</text:p>
          </table:table-cell>
          <table:table-cell office:value-type="float" office:value="0.00021286219" calcext:value-type="float">
            <text:p>0.00021286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2-53-1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54183" calcext:value-type="float">
            <text:p>0.99854183</text:p>
          </table:table-cell>
          <table:table-cell office:value-type="float" office:value="0.0014582005" calcext:value-type="float">
            <text:p>0.001458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4-3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0240375" calcext:value-type="float">
            <text:p>0.0020240375</text:p>
          </table:table-cell>
          <table:table-cell office:value-type="float" office:value="0.997976" calcext:value-type="float">
            <text:p>0.997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5-33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0.0000014229591" calcext:value-type="float">
            <text:p>0.0000014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3-40-4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44" calcext:value-type="float">
            <text:p>0.99997044</text:p>
          </table:table-cell>
          <table:table-cell office:value-type="float" office:value="0.000029592462" calcext:value-type="float">
            <text:p>2.959246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8-15-48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7801985" calcext:value-type="float">
            <text:p>1.7801985E-06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6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02" calcext:value-type="float">
            <text:p>0.9999602</text:p>
          </table:table-cell>
          <table:table-cell office:value-type="float" office:value="0.000039845596" calcext:value-type="float">
            <text:p>3.984559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6-06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4264063" calcext:value-type="float">
            <text:p>0.004264063</text:p>
          </table:table-cell>
          <table:table-cell office:value-type="float" office:value="0.9957359" calcext:value-type="float">
            <text:p>0.9957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6-03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5579853" calcext:value-type="float">
            <text:p>2.5579853E-05</text:p>
          </table:table-cell>
          <table:table-cell office:value-type="float" office:value="0.99997437" calcext:value-type="float">
            <text:p>0.999974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5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7773" calcext:value-type="float">
            <text:p>0.99977773</text:p>
          </table:table-cell>
          <table:table-cell office:value-type="float" office:value="0.00022230632" calcext:value-type="float">
            <text:p>0.0002223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1-4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5972036" calcext:value-type="float">
            <text:p>0.000025972</text:p>
          </table:table-cell>
          <table:table-cell office:value-type="float" office:value="0.999974" calcext:value-type="float">
            <text:p>0.999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16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3726823" calcext:value-type="float">
            <text:p>0.0001372682</text:p>
          </table:table-cell>
          <table:table-cell office:value-type="float" office:value="0.9998627" calcext:value-type="float">
            <text:p>0.99986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7-43-1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2073533" calcext:value-type="float">
            <text:p>0.012073533</text:p>
          </table:table-cell>
          <table:table-cell office:value-type="float" office:value="0.9879265" calcext:value-type="float">
            <text:p>0.98792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8-10-0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47" calcext:value-type="float">
            <text:p>0.9999347</text:p>
          </table:table-cell>
          <table:table-cell office:value-type="float" office:value="0.00006526822" calcext:value-type="float">
            <text:p>6.52682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1-00-2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9134438" calcext:value-type="float">
            <text:p>9.134438E-07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8-15-11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5041873" calcext:value-type="float">
            <text:p>0.0002504187</text:p>
          </table:table-cell>
          <table:table-cell office:value-type="float" office:value="0.9997496" calcext:value-type="float">
            <text:p>0.99974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1-5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732697" calcext:value-type="float">
            <text:p>0.000732697</text:p>
          </table:table-cell>
          <table:table-cell office:value-type="float" office:value="0.9992673" calcext:value-type="float">
            <text:p>0.9992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0-55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6598276" calcext:value-type="float">
            <text:p>6.598276E-06</text:p>
          </table:table-cell>
          <table:table-cell office:value-type="float" office:value="0.99999344" calcext:value-type="float">
            <text:p>0.999993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5-07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96" calcext:value-type="float">
            <text:p>0.9998696</text:p>
          </table:table-cell>
          <table:table-cell office:value-type="float" office:value="0.00013042771" calcext:value-type="float">
            <text:p>0.0001304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1-56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8827754" calcext:value-type="float">
            <text:p>0.0002882775</text:p>
          </table:table-cell>
          <table:table-cell office:value-type="float" office:value="0.9997117" calcext:value-type="float">
            <text:p>0.99971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24-3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18" calcext:value-type="float">
            <text:p>0.9998518</text:p>
          </table:table-cell>
          <table:table-cell office:value-type="float" office:value="0.000148128" calcext:value-type="float">
            <text:p>0.000148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07-1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9851773" calcext:value-type="float">
            <text:p>0.0002985177</text:p>
          </table:table-cell>
          <table:table-cell office:value-type="float" office:value="0.99970144" calcext:value-type="float">
            <text:p>0.99970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54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20517" calcext:value-type="float">
            <text:p>0.9920517</text:p>
          </table:table-cell>
          <table:table-cell office:value-type="float" office:value="0.007948305" calcext:value-type="float">
            <text:p>0.0079483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3-57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03711" calcext:value-type="float">
            <text:p>0.0001403711</text:p>
          </table:table-cell>
          <table:table-cell office:value-type="float" office:value="0.9998596" calcext:value-type="float">
            <text:p>0.99985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4-22-1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3642032" calcext:value-type="float">
            <text:p>0.0002364203</text:p>
          </table:table-cell>
          <table:table-cell office:value-type="float" office:value="0.99976355" calcext:value-type="float">
            <text:p>0.99976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12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0323219" calcext:value-type="float">
            <text:p>2.0323219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2-59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2946184" calcext:value-type="float">
            <text:p>2.94618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5-0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09" calcext:value-type="float">
            <text:p>0.9998809</text:p>
          </table:table-cell>
          <table:table-cell office:value-type="float" office:value="0.000119018354" calcext:value-type="float">
            <text:p>0.00011901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5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07" calcext:value-type="float">
            <text:p>0.9999807</text:p>
          </table:table-cell>
          <table:table-cell office:value-type="float" office:value="0.000019341926" calcext:value-type="float">
            <text:p>1.934192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3-19-1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64308384" calcext:value-type="float">
            <text:p>6.4308384E-05</text:p>
          </table:table-cell>
          <table:table-cell office:value-type="float" office:value="0.99993575" calcext:value-type="float">
            <text:p>0.99993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7-49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78734" calcext:value-type="float">
            <text:p>0.99878734</text:p>
          </table:table-cell>
          <table:table-cell office:value-type="float" office:value="0.0012126553" calcext:value-type="float">
            <text:p>0.00121265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2-2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86" calcext:value-type="float">
            <text:p>0.9998386</text:p>
          </table:table-cell>
          <table:table-cell office:value-type="float" office:value="0.00016144202" calcext:value-type="float">
            <text:p>0.0001614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2-5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623" calcext:value-type="float">
            <text:p>0.9998623</text:p>
          </table:table-cell>
          <table:table-cell office:value-type="float" office:value="0.00013769743" calcext:value-type="float">
            <text:p>0.0001376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5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352" calcext:value-type="float">
            <text:p>0.9997352</text:p>
          </table:table-cell>
          <table:table-cell office:value-type="float" office:value="0.0002648465" calcext:value-type="float">
            <text:p>0.0002648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4-0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046" calcext:value-type="float">
            <text:p>0.99999046</text:p>
          </table:table-cell>
          <table:table-cell office:value-type="float" office:value="0.00000951812" calcext:value-type="float">
            <text:p>9.5181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5-5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96" calcext:value-type="float">
            <text:p>0.99998796</text:p>
          </table:table-cell>
          <table:table-cell office:value-type="float" office:value="0.000012065877" calcext:value-type="float">
            <text:p>1.206587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4-4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944" calcext:value-type="float">
            <text:p>0.99993944</text:p>
          </table:table-cell>
          <table:table-cell office:value-type="float" office:value="0.000060605093" calcext:value-type="float">
            <text:p>6.060509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8-15-10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794485" calcext:value-type="float">
            <text:p>0.0005794485</text:p>
          </table:table-cell>
          <table:table-cell office:value-type="float" office:value="0.9994205" calcext:value-type="float">
            <text:p>0.9994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5-44-5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7876888" calcext:value-type="float">
            <text:p>1.7876888E-05</text:p>
          </table:table-cell>
          <table:table-cell office:value-type="float" office:value="0.9999821" calcext:value-type="float">
            <text:p>0.99998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5-06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53" calcext:value-type="float">
            <text:p>0.9999753</text:p>
          </table:table-cell>
          <table:table-cell office:value-type="float" office:value="0.000024722907" calcext:value-type="float">
            <text:p>2.472290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5-5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4562654" calcext:value-type="float">
            <text:p>2.4562654E-05</text:p>
          </table:table-cell>
          <table:table-cell office:value-type="float" office:value="0.99997544" calcext:value-type="float">
            <text:p>0.999975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49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338154" calcext:value-type="float">
            <text:p>8.338154E-05</text:p>
          </table:table-cell>
          <table:table-cell office:value-type="float" office:value="0.99991655" calcext:value-type="float">
            <text:p>0.99991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02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026556" calcext:value-type="float">
            <text:p>3.026556E-06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5-2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995" calcext:value-type="float">
            <text:p>0.99995995</text:p>
          </table:table-cell>
          <table:table-cell office:value-type="float" office:value="0.00004006629" calcext:value-type="float">
            <text:p>4.00662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58-3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46" calcext:value-type="float">
            <text:p>0.9999646</text:p>
          </table:table-cell>
          <table:table-cell office:value-type="float" office:value="0.000035435678" calcext:value-type="float">
            <text:p>3.543567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3-38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232532" calcext:value-type="float">
            <text:p>1.232532E-05</text:p>
          </table:table-cell>
          <table:table-cell office:value-type="float" office:value="0.9999877" calcext:value-type="float">
            <text:p>0.99998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4-50-4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8001636" calcext:value-type="float">
            <text:p>0.018001636</text:p>
          </table:table-cell>
          <table:table-cell office:value-type="float" office:value="0.9819983" calcext:value-type="float">
            <text:p>0.98199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1-54-4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5077214" calcext:value-type="float">
            <text:p>0.0003507721</text:p>
          </table:table-cell>
          <table:table-cell office:value-type="float" office:value="0.99964917" calcext:value-type="float">
            <text:p>0.99964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8-32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622224" calcext:value-type="float">
            <text:p>1.622224E-06</text:p>
          </table:table-cell>
          <table:table-cell office:value-type="float" office:value="0.99999833" calcext:value-type="float">
            <text:p>0.99999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0-59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7993718" calcext:value-type="float">
            <text:p>3.7993718E-06</text:p>
          </table:table-cell>
          <table:table-cell office:value-type="float" office:value="0.9999962" calcext:value-type="float">
            <text:p>0.99999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6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07" calcext:value-type="float">
            <text:p>0.9999207</text:p>
          </table:table-cell>
          <table:table-cell office:value-type="float" office:value="0.00007932134" calcext:value-type="float">
            <text:p>7.932134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6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89" calcext:value-type="float">
            <text:p>0.9999789</text:p>
          </table:table-cell>
          <table:table-cell office:value-type="float" office:value="0.000021062307" calcext:value-type="float">
            <text:p>2.106230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7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44" calcext:value-type="float">
            <text:p>0.9999244</text:p>
          </table:table-cell>
          <table:table-cell office:value-type="float" office:value="0.00007551511" calcext:value-type="float">
            <text:p>7.55151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11-0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7664336" calcext:value-type="float">
            <text:p>7.664336E-06</text:p>
          </table:table-cell>
          <table:table-cell office:value-type="float" office:value="0.9999924" calcext:value-type="float">
            <text:p>0.9999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1-2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9" calcext:value-type="float">
            <text:p>0.9999969</text:p>
          </table:table-cell>
          <table:table-cell office:value-type="float" office:value="0.0000030805443" calcext:value-type="float">
            <text:p>3.0805443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53-0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60271765" calcext:value-type="float">
            <text:p>6.0271765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7-32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305755" calcext:value-type="float">
            <text:p>0.0005305755</text:p>
          </table:table-cell>
          <table:table-cell office:value-type="float" office:value="0.99946946" calcext:value-type="float">
            <text:p>0.99946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8-10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005" calcext:value-type="float">
            <text:p>0.99982005</text:p>
          </table:table-cell>
          <table:table-cell office:value-type="float" office:value="0.00018002887" calcext:value-type="float">
            <text:p>0.0001800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7-05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22" calcext:value-type="float">
            <text:p>0.9998222</text:p>
          </table:table-cell>
          <table:table-cell office:value-type="float" office:value="0.00017779208" calcext:value-type="float">
            <text:p>0.00017779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3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634" calcext:value-type="float">
            <text:p>0.99993634</text:p>
          </table:table-cell>
          <table:table-cell office:value-type="float" office:value="0.0000636193" calcext:value-type="float">
            <text:p>6.3619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4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94" calcext:value-type="float">
            <text:p>0.9999794</text:p>
          </table:table-cell>
          <table:table-cell office:value-type="float" office:value="0.00002066051" calcext:value-type="float">
            <text:p>2.06605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9-04-5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7" calcext:value-type="float">
            <text:p>0.9999497</text:p>
          </table:table-cell>
          <table:table-cell office:value-type="float" office:value="0.000050299997" calcext:value-type="float">
            <text:p>0.00005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3-08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747" calcext:value-type="float">
            <text:p>0.99997747</text:p>
          </table:table-cell>
          <table:table-cell office:value-type="float" office:value="0.000022528851" calcext:value-type="float">
            <text:p>2.252885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11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619" calcext:value-type="float">
            <text:p>0.9997619</text:p>
          </table:table-cell>
          <table:table-cell office:value-type="float" office:value="0.00023811405" calcext:value-type="float">
            <text:p>0.0002381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2-0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96" calcext:value-type="float">
            <text:p>0.9999496</text:p>
          </table:table-cell>
          <table:table-cell office:value-type="float" office:value="0.000050406885" calcext:value-type="float">
            <text:p>5.040688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7-43-2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5885084" calcext:value-type="float">
            <text:p>0.0003588508</text:p>
          </table:table-cell>
          <table:table-cell office:value-type="float" office:value="0.9996412" calcext:value-type="float">
            <text:p>0.99964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5-0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764" calcext:value-type="float">
            <text:p>0.9997764</text:p>
          </table:table-cell>
          <table:table-cell office:value-type="float" office:value="0.00022359537" calcext:value-type="float">
            <text:p>0.00022359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1-55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15799" calcext:value-type="float">
            <text:p>0.9915799</text:p>
          </table:table-cell>
          <table:table-cell office:value-type="float" office:value="0.008420173" calcext:value-type="float">
            <text:p>0.0084201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8-15-11-0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9590484" calcext:value-type="float">
            <text:p>9.590484E-05</text:p>
          </table:table-cell>
          <table:table-cell office:value-type="float" office:value="0.99990404" calcext:value-type="float">
            <text:p>0.99990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6-06-31.tif</text:p>
          </table:table-cell>
          <table:table-cell office:value-type="string" calcext:value-type="string">
            <text:p>pathological</text:p>
          </table:table-cell>
          <table:table-cell office:value-type="string" calcext:value-type="string">
            <text:p>healthy</text:p>
          </table:table-cell>
          <table:table-cell office:value-type="float" office:value="0.989447" calcext:value-type="float">
            <text:p>0.989447</text:p>
          </table:table-cell>
          <table:table-cell office:value-type="float" office:value="0.010552929" calcext:value-type="float">
            <text:p>0.010552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59-3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3" calcext:value-type="float">
            <text:p>0.9999933</text:p>
          </table:table-cell>
          <table:table-cell office:value-type="float" office:value="0.0000066286875" calcext:value-type="float">
            <text:p>6.628687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5-23-14-13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522" calcext:value-type="float">
            <text:p>0.999522</text:p>
          </table:table-cell>
          <table:table-cell office:value-type="float" office:value="0.00047800393" calcext:value-type="float">
            <text:p>0.0004780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11-16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3066616" calcext:value-type="float">
            <text:p>1.3066616E-06</text:p>
          </table:table-cell>
          <table:table-cell office:value-type="float" office:value="0.9999987" calcext:value-type="float">
            <text:p>0.9999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6-03-3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11484643" calcext:value-type="float">
            <text:p>0.11484643</text:p>
          </table:table-cell>
          <table:table-cell office:value-type="float" office:value="0.88515353" calcext:value-type="float">
            <text:p>0.885153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1-51-3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9451266" calcext:value-type="float">
            <text:p>9.451266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05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15" calcext:value-type="float">
            <text:p>0.9999515</text:p>
          </table:table-cell>
          <table:table-cell office:value-type="float" office:value="0.000048477723" calcext:value-type="float">
            <text:p>4.847772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6-15-1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6210192" calcext:value-type="float">
            <text:p>0.000003621</text:p>
          </table:table-cell>
          <table:table-cell office:value-type="float" office:value="0.9999964" calcext:value-type="float">
            <text:p>0.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7-3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541" calcext:value-type="float">
            <text:p>0.9999541</text:p>
          </table:table-cell>
          <table:table-cell office:value-type="float" office:value="0.000045887926" calcext:value-type="float">
            <text:p>4.588792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10-3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6067044" calcext:value-type="float">
            <text:p>0.0016067044</text:p>
          </table:table-cell>
          <table:table-cell office:value-type="float" office:value="0.99839324" calcext:value-type="float">
            <text:p>0.99839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38-3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5372734" calcext:value-type="float">
            <text:p>3.5372734E-06</text:p>
          </table:table-cell>
          <table:table-cell office:value-type="float" office:value="0.9999964" calcext:value-type="float">
            <text:p>0.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7-13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78" calcext:value-type="float">
            <text:p>0.9997578</text:p>
          </table:table-cell>
          <table:table-cell office:value-type="float" office:value="0.00024216263" calcext:value-type="float">
            <text:p>0.00024216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28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6856116" calcext:value-type="float">
            <text:p>2.6856116E-05</text:p>
          </table:table-cell>
          <table:table-cell office:value-type="float" office:value="0.9999732" calcext:value-type="float">
            <text:p>0.99997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47-1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663" calcext:value-type="float">
            <text:p>0.99997663</text:p>
          </table:table-cell>
          <table:table-cell office:value-type="float" office:value="0.000023377672" calcext:value-type="float">
            <text:p>2.337767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5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2766423" calcext:value-type="float">
            <text:p>5.2766423E-05</text:p>
          </table:table-cell>
          <table:table-cell office:value-type="float" office:value="0.9999472" calcext:value-type="float">
            <text:p>0.99994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6-45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5845532" calcext:value-type="float">
            <text:p>1.5845532E-06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5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97" calcext:value-type="float">
            <text:p>0.9998797</text:p>
          </table:table-cell>
          <table:table-cell office:value-type="float" office:value="0.00012022815" calcext:value-type="float">
            <text:p>0.0001202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1-22-4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76" calcext:value-type="float">
            <text:p>0.9999876</text:p>
          </table:table-cell>
          <table:table-cell office:value-type="float" office:value="0.000012408632" calcext:value-type="float">
            <text:p>1.240863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7-43-2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7129257" calcext:value-type="float">
            <text:p>2.7129257E-05</text:p>
          </table:table-cell>
          <table:table-cell office:value-type="float" office:value="0.9999728" calcext:value-type="float">
            <text:p>0.99997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0-2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7" calcext:value-type="float">
            <text:p>0.9999937</text:p>
          </table:table-cell>
          <table:table-cell office:value-type="float" office:value="0.000006295988" calcext:value-type="float">
            <text:p>0.000006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08-3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6623643" calcext:value-type="float">
            <text:p>6.623643E-07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6-48-3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82" calcext:value-type="float">
            <text:p>0.9999782</text:p>
          </table:table-cell>
          <table:table-cell office:value-type="float" office:value="0.000021785725" calcext:value-type="float">
            <text:p>2.178572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2-29-4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082505" calcext:value-type="float">
            <text:p>0.0001808251</text:p>
          </table:table-cell>
          <table:table-cell office:value-type="float" office:value="0.9998192" calcext:value-type="float">
            <text:p>0.9998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20-15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34" calcext:value-type="float">
            <text:p>0.9999734</text:p>
          </table:table-cell>
          <table:table-cell office:value-type="float" office:value="0.000026572747" calcext:value-type="float">
            <text:p>2.657274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9-5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675" calcext:value-type="float">
            <text:p>0.99997675</text:p>
          </table:table-cell>
          <table:table-cell office:value-type="float" office:value="0.000023292352" calcext:value-type="float">
            <text:p>2.329235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5-43-2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781" calcext:value-type="float">
            <text:p>0.9997781</text:p>
          </table:table-cell>
          <table:table-cell office:value-type="float" office:value="0.00022188025" calcext:value-type="float">
            <text:p>0.0002218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3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426" calcext:value-type="float">
            <text:p>0.99998426</text:p>
          </table:table-cell>
          <table:table-cell office:value-type="float" office:value="0.00001568023" calcext:value-type="float">
            <text:p>1.56802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5-39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79517287" calcext:value-type="float">
            <text:p>7.9517287E-07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01-3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75" calcext:value-type="float">
            <text:p>0.99998975</text:p>
          </table:table-cell>
          <table:table-cell office:value-type="float" office:value="0.000010297289" calcext:value-type="float">
            <text:p>1.029728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6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1" calcext:value-type="float">
            <text:p>0.9999931</text:p>
          </table:table-cell>
          <table:table-cell office:value-type="float" office:value="0.0000068900213" calcext:value-type="float">
            <text:p>0.000006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49-3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9256859" calcext:value-type="float">
            <text:p>9.256859E-07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15-0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45773764" calcext:value-type="float">
            <text:p>0.0045773764</text:p>
          </table:table-cell>
          <table:table-cell office:value-type="float" office:value="0.99542266" calcext:value-type="float">
            <text:p>0.99542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4-39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0243742" calcext:value-type="float">
            <text:p>1.0243742E-05</text:p>
          </table:table-cell>
          <table:table-cell office:value-type="float" office:value="0.99998975" calcext:value-type="float">
            <text:p>0.999989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16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735869" calcext:value-type="float">
            <text:p>0.0001873587</text:p>
          </table:table-cell>
          <table:table-cell office:value-type="float" office:value="0.99981266" calcext:value-type="float">
            <text:p>0.99981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51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675" calcext:value-type="float">
            <text:p>0.99997675</text:p>
          </table:table-cell>
          <table:table-cell office:value-type="float" office:value="0.000023215753" calcext:value-type="float">
            <text:p>2.321575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14-0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36" calcext:value-type="float">
            <text:p>0.99998236</text:p>
          </table:table-cell>
          <table:table-cell office:value-type="float" office:value="0.000017630984" calcext:value-type="float">
            <text:p>0.0000176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2-2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7247385" calcext:value-type="float">
            <text:p>0.0001724739</text:p>
          </table:table-cell>
          <table:table-cell office:value-type="float" office:value="0.9998275" calcext:value-type="float">
            <text:p>0.9998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4-46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4161014" calcext:value-type="float">
            <text:p>0.000034161</text:p>
          </table:table-cell>
          <table:table-cell office:value-type="float" office:value="0.9999658" calcext:value-type="float">
            <text:p>0.9999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8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045" calcext:value-type="float">
            <text:p>0.99998045</text:p>
          </table:table-cell>
          <table:table-cell office:value-type="float" office:value="0.000019575966" calcext:value-type="float">
            <text:p>0.0000195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4-31-1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5549507" calcext:value-type="float">
            <text:p>3.5549507E-05</text:p>
          </table:table-cell>
          <table:table-cell office:value-type="float" office:value="0.9999645" calcext:value-type="float">
            <text:p>0.99996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58-1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65" calcext:value-type="float">
            <text:p>0.9999765</text:p>
          </table:table-cell>
          <table:table-cell office:value-type="float" office:value="0.00002344201" calcext:value-type="float">
            <text:p>0.0000234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9-14-5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5238907" calcext:value-type="float">
            <text:p>3.5238907E-05</text:p>
          </table:table-cell>
          <table:table-cell office:value-type="float" office:value="0.9999647" calcext:value-type="float">
            <text:p>0.99996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53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0933538" calcext:value-type="float">
            <text:p>0.0001093354</text:p>
          </table:table-cell>
          <table:table-cell office:value-type="float" office:value="0.9998907" calcext:value-type="float">
            <text:p>0.9998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8-14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2755" calcext:value-type="float">
            <text:p>0.99972755</text:p>
          </table:table-cell>
          <table:table-cell office:value-type="float" office:value="0.00027241834" calcext:value-type="float">
            <text:p>0.00027241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6-3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851101" calcext:value-type="float">
            <text:p>0.000118511</text:p>
          </table:table-cell>
          <table:table-cell office:value-type="float" office:value="0.9998815" calcext:value-type="float">
            <text:p>0.9998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2-4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47" calcext:value-type="float">
            <text:p>0.9999747</text:p>
          </table:table-cell>
          <table:table-cell office:value-type="float" office:value="0.000025221401" calcext:value-type="float">
            <text:p>2.522140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11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1553" calcext:value-type="float">
            <text:p>1.1553E-06</text:p>
          </table:table-cell>
          <table:table-cell office:value-type="float" office:value="0.9999988" calcext:value-type="float">
            <text:p>0.9999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49-4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7" calcext:value-type="float">
            <text:p>0.9999887</text:p>
          </table:table-cell>
          <table:table-cell office:value-type="float" office:value="0.000011353156" calcext:value-type="float">
            <text:p>1.135315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51-4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2975117" calcext:value-type="float">
            <text:p>0.0012975117</text:p>
          </table:table-cell>
          <table:table-cell office:value-type="float" office:value="0.9987025" calcext:value-type="float">
            <text:p>0.9987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8-0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97" calcext:value-type="float">
            <text:p>0.99999297</text:p>
          </table:table-cell>
          <table:table-cell office:value-type="float" office:value="0.000007018347" calcext:value-type="float">
            <text:p>7.01834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7-45-0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9103157" calcext:value-type="float">
            <text:p>9.103157E-07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5-15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2" calcext:value-type="float">
            <text:p>0.9999962</text:p>
          </table:table-cell>
          <table:table-cell office:value-type="float" office:value="0.00000383519" calcext:value-type="float">
            <text:p>3.83519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32-1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87" calcext:value-type="float">
            <text:p>0.9999387</text:p>
          </table:table-cell>
          <table:table-cell office:value-type="float" office:value="0.0000613129" calcext:value-type="float">
            <text:p>6.1312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50-3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5100806" calcext:value-type="float">
            <text:p>0.000000251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9-1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89" calcext:value-type="float">
            <text:p>0.9999789</text:p>
          </table:table-cell>
          <table:table-cell office:value-type="float" office:value="0.000021042451" calcext:value-type="float">
            <text:p>2.104245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6-48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9369462" calcext:value-type="float">
            <text:p>0.0001936946</text:p>
          </table:table-cell>
          <table:table-cell office:value-type="float" office:value="0.99980634" calcext:value-type="float">
            <text:p>0.99980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2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924" calcext:value-type="float">
            <text:p>0.99987924</text:p>
          </table:table-cell>
          <table:table-cell office:value-type="float" office:value="0.00012074022" calcext:value-type="float">
            <text:p>0.00012074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47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7431979" calcext:value-type="float">
            <text:p>7.431979E-07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5-14-5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069" calcext:value-type="float">
            <text:p>0.9997069</text:p>
          </table:table-cell>
          <table:table-cell office:value-type="float" office:value="0.00029299463" calcext:value-type="float">
            <text:p>0.0002929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3-27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563317" calcext:value-type="float">
            <text:p>3.563317E-05</text:p>
          </table:table-cell>
          <table:table-cell office:value-type="float" office:value="0.99996436" calcext:value-type="float">
            <text:p>0.99996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3-52-2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5" calcext:value-type="float">
            <text:p>0.9999825</text:p>
          </table:table-cell>
          <table:table-cell office:value-type="float" office:value="0.000017528082" calcext:value-type="float">
            <text:p>1.752808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09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15074483" calcext:value-type="float">
            <text:p>0.015074483</text:p>
          </table:table-cell>
          <table:table-cell office:value-type="float" office:value="0.98492557" calcext:value-type="float">
            <text:p>0.984925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08-0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5376927" calcext:value-type="float">
            <text:p>5.5376927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24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59049827" calcext:value-type="float">
            <text:p>0.0005904983</text:p>
          </table:table-cell>
          <table:table-cell office:value-type="float" office:value="0.99940956" calcext:value-type="float">
            <text:p>0.99940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19-4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7274579" calcext:value-type="float">
            <text:p>7.274579E-07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6-06-3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9214216" calcext:value-type="float">
            <text:p>5.9214216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1-52-1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201726" calcext:value-type="float">
            <text:p>3.201726E-06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9-4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332" calcext:value-type="float">
            <text:p>0.9998332</text:p>
          </table:table-cell>
          <table:table-cell office:value-type="float" office:value="0.00016670632" calcext:value-type="float">
            <text:p>0.00016670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4-41-0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69745" calcext:value-type="float">
            <text:p>0.99969745</text:p>
          </table:table-cell>
          <table:table-cell office:value-type="float" office:value="0.00030263336" calcext:value-type="float">
            <text:p>0.00030263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15-0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03768002" calcext:value-type="float">
            <text:p>3.768002E-09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1-33-3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9" calcext:value-type="float">
            <text:p>0.9999949</text:p>
          </table:table-cell>
          <table:table-cell office:value-type="float" office:value="0.000005168386" calcext:value-type="float">
            <text:p>5.16838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6-09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000005046904" calcext:value-type="float">
            <text:p>5.04690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38-5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3916284" calcext:value-type="float">
            <text:p>5.3916284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5-45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3608885" calcext:value-type="float">
            <text:p>5.3608885E-05</text:p>
          </table:table-cell>
          <table:table-cell office:value-type="float" office:value="0.99994636" calcext:value-type="float">
            <text:p>0.999946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2-24-0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4191875" calcext:value-type="float">
            <text:p>3.4191875E-05</text:p>
          </table:table-cell>
          <table:table-cell office:value-type="float" office:value="0.9999658" calcext:value-type="float">
            <text:p>0.9999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5-2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355" calcext:value-type="float">
            <text:p>0.99989355</text:p>
          </table:table-cell>
          <table:table-cell office:value-type="float" office:value="0.00010642085" calcext:value-type="float">
            <text:p>0.0001064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4-44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6332618" calcext:value-type="float">
            <text:p>2.6332618E-05</text:p>
          </table:table-cell>
          <table:table-cell office:value-type="float" office:value="0.99997365" calcext:value-type="float">
            <text:p>0.99997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9-31-1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08" calcext:value-type="float">
            <text:p>0.9999908</text:p>
          </table:table-cell>
          <table:table-cell office:value-type="float" office:value="0.000009194611" calcext:value-type="float">
            <text:p>9.19461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3-40-4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34" calcext:value-type="float">
            <text:p>0.9999734</text:p>
          </table:table-cell>
          <table:table-cell office:value-type="float" office:value="0.000026635898" calcext:value-type="float">
            <text:p>2.663589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24-1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0258649" calcext:value-type="float">
            <text:p>1.0258649E-05</text:p>
          </table:table-cell>
          <table:table-cell office:value-type="float" office:value="0.99998975" calcext:value-type="float">
            <text:p>0.999989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4-45-3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56334436" calcext:value-type="float">
            <text:p>0.0056334436</text:p>
          </table:table-cell>
          <table:table-cell office:value-type="float" office:value="0.9943666" calcext:value-type="float">
            <text:p>0.99436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8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343" calcext:value-type="float">
            <text:p>0.99998343</text:p>
          </table:table-cell>
          <table:table-cell office:value-type="float" office:value="0.000016546092" calcext:value-type="float">
            <text:p>1.654609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18-29-1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5226" calcext:value-type="float">
            <text:p>0.99925226</text:p>
          </table:table-cell>
          <table:table-cell office:value-type="float" office:value="0.00074773683" calcext:value-type="float">
            <text:p>0.0007477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4-18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406981" calcext:value-type="float">
            <text:p>0.0001406981</text:p>
          </table:table-cell>
          <table:table-cell office:value-type="float" office:value="0.99985933" calcext:value-type="float">
            <text:p>0.999859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2-27-1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458" calcext:value-type="float">
            <text:p>0.9997458</text:p>
          </table:table-cell>
          <table:table-cell office:value-type="float" office:value="0.0002542119" calcext:value-type="float">
            <text:p>0.00025421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30-4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39" calcext:value-type="float">
            <text:p>0.9999939</text:p>
          </table:table-cell>
          <table:table-cell office:value-type="float" office:value="0.000006087019" calcext:value-type="float">
            <text:p>0.000006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00-1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0846939" calcext:value-type="float">
            <text:p>1.0846939E-05</text:p>
          </table:table-cell>
          <table:table-cell office:value-type="float" office:value="0.99998915" calcext:value-type="float">
            <text:p>0.999989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9-53-3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1" calcext:value-type="float">
            <text:p>0.9999981</text:p>
          </table:table-cell>
          <table:table-cell office:value-type="float" office:value="0.0000019389718" calcext:value-type="float">
            <text:p>0.000001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1-05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69" calcext:value-type="float">
            <text:p>0.9999969</text:p>
          </table:table-cell>
          <table:table-cell office:value-type="float" office:value="0.0000030759736" calcext:value-type="float">
            <text:p>0.0000030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6-14-33-4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406" calcext:value-type="float">
            <text:p>0.99992406</text:p>
          </table:table-cell>
          <table:table-cell office:value-type="float" office:value="0.00007593683" calcext:value-type="float">
            <text:p>7.59368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9-10-5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4610937" calcext:value-type="float">
            <text:p>5.4610937E-06</text:p>
          </table:table-cell>
          <table:table-cell office:value-type="float" office:value="0.9999945" calcext:value-type="float">
            <text:p>0.9999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11-19-2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3404373" calcext:value-type="float">
            <text:p>2.3404373E-05</text:p>
          </table:table-cell>
          <table:table-cell office:value-type="float" office:value="0.99997663" calcext:value-type="float">
            <text:p>0.99997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42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9833056" calcext:value-type="float">
            <text:p>4.9833056E-05</text:p>
          </table:table-cell>
          <table:table-cell office:value-type="float" office:value="0.9999502" calcext:value-type="float">
            <text:p>0.9999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7-3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69" calcext:value-type="float">
            <text:p>0.9999869</text:p>
          </table:table-cell>
          <table:table-cell office:value-type="float" office:value="0.000013112719" calcext:value-type="float">
            <text:p>1.311271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2-3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8041447" calcext:value-type="float">
            <text:p>8.041447E-05</text:p>
          </table:table-cell>
          <table:table-cell office:value-type="float" office:value="0.99991953" calcext:value-type="float">
            <text:p>0.999919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06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4858205" calcext:value-type="float">
            <text:p>4.858205E-06</text:p>
          </table:table-cell>
          <table:table-cell office:value-type="float" office:value="0.9999951" calcext:value-type="float">
            <text:p>0.99999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2-35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77" calcext:value-type="float">
            <text:p>0.9998977</text:p>
          </table:table-cell>
          <table:table-cell office:value-type="float" office:value="0.00010232591" calcext:value-type="float">
            <text:p>0.00010232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2-06-1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0419393" calcext:value-type="float">
            <text:p>1.0419393E-05</text:p>
          </table:table-cell>
          <table:table-cell office:value-type="float" office:value="0.9999896" calcext:value-type="float">
            <text:p>0.99998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20-4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791" calcext:value-type="float">
            <text:p>0.9998791</text:p>
          </table:table-cell>
          <table:table-cell office:value-type="float" office:value="0.00012090946" calcext:value-type="float">
            <text:p>0.00012090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8-2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94" calcext:value-type="float">
            <text:p>0.9999294</text:p>
          </table:table-cell>
          <table:table-cell office:value-type="float" office:value="0.00007058722" calcext:value-type="float">
            <text:p>7.05872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4-0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106" calcext:value-type="float">
            <text:p>0.99999106</text:p>
          </table:table-cell>
          <table:table-cell office:value-type="float" office:value="0.000008961394" calcext:value-type="float">
            <text:p>8.961394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20-57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0.0000013794806" calcext:value-type="float">
            <text:p>1.3794806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4-18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94" calcext:value-type="float">
            <text:p>0.9999894</text:p>
          </table:table-cell>
          <table:table-cell office:value-type="float" office:value="0.000010663988" calcext:value-type="float">
            <text:p>0.000010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9-13-2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7791322" calcext:value-type="float">
            <text:p>7.791322E-08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7-21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18088933" calcext:value-type="float">
            <text:p>1.8088933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08-0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89" calcext:value-type="float">
            <text:p>0.9999889</text:p>
          </table:table-cell>
          <table:table-cell office:value-type="float" office:value="0.000011122499" calcext:value-type="float">
            <text:p>1.112249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48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845" calcext:value-type="float">
            <text:p>0.99999845</text:p>
          </table:table-cell>
          <table:table-cell office:value-type="float" office:value="0.0000015244677" calcext:value-type="float">
            <text:p>1.524467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42-4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673" calcext:value-type="float">
            <text:p>0.9988673</text:p>
          </table:table-cell>
          <table:table-cell office:value-type="float" office:value="0.0011327493" calcext:value-type="float">
            <text:p>0.00113274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50-0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000007947757" calcext:value-type="float">
            <text:p>7.947757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3-48-2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134" calcext:value-type="float">
            <text:p>0.99993134</text:p>
          </table:table-cell>
          <table:table-cell office:value-type="float" office:value="0.00006865031" calcext:value-type="float">
            <text:p>6.86503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1-03-2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958467" calcext:value-type="float">
            <text:p>0.00958467</text:p>
          </table:table-cell>
          <table:table-cell office:value-type="float" office:value="0.99041533" calcext:value-type="float">
            <text:p>0.99041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5-10-0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3325747" calcext:value-type="float">
            <text:p>3.325747E-07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10-4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5156926" calcext:value-type="float">
            <text:p>5.156926E-07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34-5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592" calcext:value-type="float">
            <text:p>0.9998592</text:p>
          </table:table-cell>
          <table:table-cell office:value-type="float" office:value="0.00014075015" calcext:value-type="float">
            <text:p>0.00014075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57-1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64" calcext:value-type="float">
            <text:p>0.99999464</text:p>
          </table:table-cell>
          <table:table-cell office:value-type="float" office:value="0.000005373091" calcext:value-type="float">
            <text:p>5.373091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1-4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51" calcext:value-type="float">
            <text:p>0.9999751</text:p>
          </table:table-cell>
          <table:table-cell office:value-type="float" office:value="0.000024887166" calcext:value-type="float">
            <text:p>2.4887166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9-10-0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8001976" calcext:value-type="float">
            <text:p>0.0008001976</text:p>
          </table:table-cell>
          <table:table-cell office:value-type="float" office:value="0.9991998" calcext:value-type="float">
            <text:p>0.9991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6-48-1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9295916" calcext:value-type="float">
            <text:p>9.295916E-06</text:p>
          </table:table-cell>
          <table:table-cell office:value-type="float" office:value="0.9999907" calcext:value-type="float">
            <text:p>0.9999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8-28-3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25" calcext:value-type="float">
            <text:p>0.9999825</text:p>
          </table:table-cell>
          <table:table-cell office:value-type="float" office:value="0.00001753952" calcext:value-type="float">
            <text:p>1.753952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52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6657714" calcext:value-type="float">
            <text:p>3.6657714E-06</text:p>
          </table:table-cell>
          <table:table-cell office:value-type="float" office:value="0.9999963" calcext:value-type="float">
            <text:p>0.99999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5-32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805" calcext:value-type="float">
            <text:p>0.99996805</text:p>
          </table:table-cell>
          <table:table-cell office:value-type="float" office:value="0.000031963515" calcext:value-type="float">
            <text:p>3.1963515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1-55-2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6461292" calcext:value-type="float">
            <text:p>1.6461292E-05</text:p>
          </table:table-cell>
          <table:table-cell office:value-type="float" office:value="0.99998355" calcext:value-type="float">
            <text:p>0.99998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6-43-3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0215506" calcext:value-type="float">
            <text:p>4.0215506E-05</text:p>
          </table:table-cell>
          <table:table-cell office:value-type="float" office:value="0.9999598" calcext:value-type="float">
            <text:p>0.99995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1-05-3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88821" calcext:value-type="float">
            <text:p>0.9988821</text:p>
          </table:table-cell>
          <table:table-cell office:value-type="float" office:value="0.0011178964" calcext:value-type="float">
            <text:p>0.0011178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8-45-0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583" calcext:value-type="float">
            <text:p>0.9997583</text:p>
          </table:table-cell>
          <table:table-cell office:value-type="float" office:value="0.00024165704" calcext:value-type="float">
            <text:p>0.0002416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5-11-0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22818572" calcext:value-type="float">
            <text:p>2.2818572E-06</text:p>
          </table:table-cell>
          <table:table-cell office:value-type="float" office:value="0.99999774" calcext:value-type="float">
            <text:p>0.999997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7-43-3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3893048" calcext:value-type="float">
            <text:p>0.000023893</text:p>
          </table:table-cell>
          <table:table-cell office:value-type="float" office:value="0.99997616" calcext:value-type="float">
            <text:p>0.999976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4-26-2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9676" calcext:value-type="float">
            <text:p>0.99989676</text:p>
          </table:table-cell>
          <table:table-cell office:value-type="float" office:value="0.00010321544" calcext:value-type="float">
            <text:p>0.0001032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1-12-5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7595" calcext:value-type="float">
            <text:p>0.99977595</text:p>
          </table:table-cell>
          <table:table-cell office:value-type="float" office:value="0.00022410207" calcext:value-type="float">
            <text:p>0.0002241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5-29-3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35703" calcext:value-type="float">
            <text:p>0.9935703</text:p>
          </table:table-cell>
          <table:table-cell office:value-type="float" office:value="0.0064296313" calcext:value-type="float">
            <text:p>0.0064296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23-4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6245" calcext:value-type="float">
            <text:p>0.99996245</text:p>
          </table:table-cell>
          <table:table-cell office:value-type="float" office:value="0.000037587128" calcext:value-type="float">
            <text:p>3.758712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6-21-4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034261" calcext:value-type="float">
            <text:p>5.034261E-05</text:p>
          </table:table-cell>
          <table:table-cell office:value-type="float" office:value="0.9999497" calcext:value-type="float">
            <text:p>0.99994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2-51-3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9648414" calcext:value-type="float">
            <text:p>5.9648414E-06</text:p>
          </table:table-cell>
          <table:table-cell office:value-type="float" office:value="0.99999404" calcext:value-type="float">
            <text:p>0.99999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4-48-1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50120252" calcext:value-type="float">
            <text:p>5.0120252E-05</text:p>
          </table:table-cell>
          <table:table-cell office:value-type="float" office:value="0.99994993" calcext:value-type="float">
            <text:p>0.99994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5-15-53-2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044" calcext:value-type="float">
            <text:p>0.99997044</text:p>
          </table:table-cell>
          <table:table-cell office:value-type="float" office:value="0.000029549201" calcext:value-type="float">
            <text:p>2.954920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2-12-55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000002996255" calcext:value-type="float">
            <text:p>2.99625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4-41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47782603" calcext:value-type="float">
            <text:p>4.7782603E-05</text:p>
          </table:table-cell>
          <table:table-cell office:value-type="float" office:value="0.9999522" calcext:value-type="float">
            <text:p>0.99995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9-18-24-5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41" calcext:value-type="float">
            <text:p>0.999941</text:p>
          </table:table-cell>
          <table:table-cell office:value-type="float" office:value="0.000059057587" calcext:value-type="float">
            <text:p>5.905758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52-5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20777412" calcext:value-type="float">
            <text:p>2.0777412E-07</text:p>
          </table:table-cell>
          <table:table-cell office:value-type="float" office:value="0.99999976" calcext:value-type="float">
            <text:p>0.999999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4-16-08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807" calcext:value-type="float">
            <text:p>0.9999807</text:p>
          </table:table-cell>
          <table:table-cell office:value-type="float" office:value="0.000019334588" calcext:value-type="float">
            <text:p>1.9334588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3-47-1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679992" calcext:value-type="float">
            <text:p>1.679992E-05</text:p>
          </table:table-cell>
          <table:table-cell office:value-type="float" office:value="0.9999832" calcext:value-type="float">
            <text:p>0.99998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49-2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212" calcext:value-type="float">
            <text:p>0.999212</text:p>
          </table:table-cell>
          <table:table-cell office:value-type="float" office:value="0.0007879422" calcext:value-type="float">
            <text:p>0.0007879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45-42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7471" calcext:value-type="float">
            <text:p>0.9997471</text:p>
          </table:table-cell>
          <table:table-cell office:value-type="float" office:value="0.00025288665" calcext:value-type="float">
            <text:p>0.00025288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4-43-4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21483145" calcext:value-type="float">
            <text:p>2.1483145E-05</text:p>
          </table:table-cell>
          <table:table-cell office:value-type="float" office:value="0.99997854" calcext:value-type="float">
            <text:p>0.999978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05-0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1973846" calcext:value-type="float">
            <text:p>0.0001197385</text:p>
          </table:table-cell>
          <table:table-cell office:value-type="float" office:value="0.9998802" calcext:value-type="float">
            <text:p>0.99988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5-14-0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241" calcext:value-type="float">
            <text:p>0.9998241</text:p>
          </table:table-cell>
          <table:table-cell office:value-type="float" office:value="0.0001759743" calcext:value-type="float">
            <text:p>0.0001759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6-17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9877243" calcext:value-type="float">
            <text:p>1.9877243E-06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3-18-33-3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3385209" calcext:value-type="float">
            <text:p>3.385209E-07</text:p>
          </table:table-cell>
          <table:table-cell office:value-type="float" office:value="0.99999964" calcext:value-type="float">
            <text:p>0.99999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4-47-5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1603775" calcext:value-type="float">
            <text:p>0.0002160378</text:p>
          </table:table-cell>
          <table:table-cell office:value-type="float" office:value="0.99978393" calcext:value-type="float">
            <text:p>0.999783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1-55-3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64290975" calcext:value-type="float">
            <text:p>6.4290975E-06</text:p>
          </table:table-cell>
          <table:table-cell office:value-type="float" office:value="0.99999356" calcext:value-type="float">
            <text:p>0.99999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8-49-1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883" calcext:value-type="float">
            <text:p>0.99992883</text:p>
          </table:table-cell>
          <table:table-cell office:value-type="float" office:value="0.00007111197" calcext:value-type="float">
            <text:p>0.0000711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8-15-49-1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58153423" calcext:value-type="float">
            <text:p>5.8153423E-06</text:p>
          </table:table-cell>
          <table:table-cell office:value-type="float" office:value="0.99999416" calcext:value-type="float">
            <text:p>0.99999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4-42-2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8108248" calcext:value-type="float">
            <text:p>0.0001810825</text:p>
          </table:table-cell>
          <table:table-cell office:value-type="float" office:value="0.999819" calcext:value-type="float">
            <text:p>0.9998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1-16-07-27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624" calcext:value-type="float">
            <text:p>0.99981624</text:p>
          </table:table-cell>
          <table:table-cell office:value-type="float" office:value="0.00018377615" calcext:value-type="float">
            <text:p>0.0001837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1-56-4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12341741" calcext:value-type="float">
            <text:p>0.0001234174</text:p>
          </table:table-cell>
          <table:table-cell office:value-type="float" office:value="0.9998766" calcext:value-type="float">
            <text:p>0.9998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8-58-5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35528517" calcext:value-type="float">
            <text:p>0.0035528517</text:p>
          </table:table-cell>
          <table:table-cell office:value-type="float" office:value="0.99644715" calcext:value-type="float">
            <text:p>0.99644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6-13-04-26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3193" calcext:value-type="float">
            <text:p>0.99993193</text:p>
          </table:table-cell>
          <table:table-cell office:value-type="float" office:value="0.00006810501" calcext:value-type="float">
            <text:p>0.0000681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5-31-3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23429273" calcext:value-type="float">
            <text:p>0.0023429273</text:p>
          </table:table-cell>
          <table:table-cell office:value-type="float" office:value="0.99765706" calcext:value-type="float">
            <text:p>0.997657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4-01-5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17603094" calcext:value-type="float">
            <text:p>1.7603094E-05</text:p>
          </table:table-cell>
          <table:table-cell office:value-type="float" office:value="0.99998236" calcext:value-type="float">
            <text:p>0.999982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2-03-3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8451053" calcext:value-type="float">
            <text:p>1.8451053E-06</text:p>
          </table:table-cell>
          <table:table-cell office:value-type="float" office:value="0.9999982" calcext:value-type="float">
            <text:p>0.99999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3-17-07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6455088" calcext:value-type="float">
            <text:p>6.455088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8-12-53-43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4082954" calcext:value-type="float">
            <text:p>0.000004083</text:p>
          </table:table-cell>
          <table:table-cell office:value-type="float" office:value="0.99999595" calcext:value-type="float">
            <text:p>0.999995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4-15-34-05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281016" calcext:value-type="float">
            <text:p>0.000281016</text:p>
          </table:table-cell>
          <table:table-cell office:value-type="float" office:value="0.99971896" calcext:value-type="float">
            <text:p>0.999718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52-2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0008929" calcext:value-type="float">
            <text:p>1.0008929E-06</text:p>
          </table:table-cell>
          <table:table-cell office:value-type="float" office:value="0.99999905" calcext:value-type="float">
            <text:p>0.999999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6-50-54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77" calcext:value-type="float">
            <text:p>0.9999777</text:p>
          </table:table-cell>
          <table:table-cell office:value-type="float" office:value="0.000022322647" calcext:value-type="float">
            <text:p>2.2322647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5-17-11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34767722" calcext:value-type="float">
            <text:p>3.4767722E-06</text:p>
          </table:table-cell>
          <table:table-cell office:value-type="float" office:value="0.99999654" calcext:value-type="float">
            <text:p>0.999996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6-11-3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544" calcext:value-type="float">
            <text:p>0.99997544</text:p>
          </table:table-cell>
          <table:table-cell office:value-type="float" office:value="0.00002456453" calcext:value-type="float">
            <text:p>2.456453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53-1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9396371" calcext:value-type="float">
            <text:p>0.000000094</text:p>
          </table:table-cell>
          <table:table-cell office:value-type="float" office:value="0.9999999" calcext:value-type="float">
            <text:p>0.9999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0-30-10-32-11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8663" calcext:value-type="float">
            <text:p>0.99988663</text:p>
          </table:table-cell>
          <table:table-cell office:value-type="float" office:value="0.00011338131" calcext:value-type="float">
            <text:p>0.0001133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1-14-17-49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746" calcext:value-type="float">
            <text:p>0.9999746</text:p>
          </table:table-cell>
          <table:table-cell office:value-type="float" office:value="0.000025436259" calcext:value-type="float">
            <text:p>2.5436259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6-49-3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2360481" calcext:value-type="float">
            <text:p>0.000001236</text:p>
          </table:table-cell>
          <table:table-cell office:value-type="float" office:value="0.9999988" calcext:value-type="float">
            <text:p>0.9999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11-02-23-55-0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16969804" calcext:value-type="float">
            <text:p>0.0016969804</text:p>
          </table:table-cell>
          <table:table-cell office:value-type="float" office:value="0.99830294" calcext:value-type="float">
            <text:p>0.99830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3-17-20-5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31671216" calcext:value-type="float">
            <text:p>0.0003167122</text:p>
          </table:table-cell>
          <table:table-cell office:value-type="float" office:value="0.99968326" calcext:value-type="float">
            <text:p>0.99968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6-47-0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8505067" calcext:value-type="float">
            <text:p>8.505067E-06</text:p>
          </table:table-cell>
          <table:table-cell office:value-type="float" office:value="0.99999154" calcext:value-type="float">
            <text:p>0.99999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2-33-31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41862063" calcext:value-type="float">
            <text:p>4.1862063E-07</text:p>
          </table:table-cell>
          <table:table-cell office:value-type="float" office:value="0.9999995" calcext:value-type="float">
            <text:p>0.9999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4-46-50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04" calcext:value-type="float">
            <text:p>0.99999404</text:p>
          </table:table-cell>
          <table:table-cell office:value-type="float" office:value="0.000006006415" calcext:value-type="float">
            <text:p>6.006415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5-14-36-5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943" calcext:value-type="float">
            <text:p>0.9999943</text:p>
          </table:table-cell>
          <table:table-cell office:value-type="float" office:value="0.0000057156212" calcext:value-type="float">
            <text:p>5.7156212E-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8-01-19-14-44-3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65435475" calcext:value-type="float">
            <text:p>0.0006543548</text:p>
          </table:table-cell>
          <table:table-cell office:value-type="float" office:value="0.9993456" calcext:value-type="float">
            <text:p>0.99934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4-53-28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012347925" calcext:value-type="float">
            <text:p>1.2347925E-0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5-12-32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64832675" calcext:value-type="float">
            <text:p>6.4832675E-06</text:p>
          </table:table-cell>
          <table:table-cell office:value-type="float" office:value="0.99999356" calcext:value-type="float">
            <text:p>0.99999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02-15-27-06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061712893" calcext:value-type="float">
            <text:p>6.1712893E-07</text:p>
          </table:table-cell>
          <table:table-cell office:value-type="float" office:value="0.9999994" calcext:value-type="float">
            <text:p>0.9999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6-20-20-05-48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9243" calcext:value-type="float">
            <text:p>0.9999243</text:p>
          </table:table-cell>
          <table:table-cell office:value-type="float" office:value="0.00007569391" calcext:value-type="float">
            <text:p>7.569391E-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7-27-15-06-34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986714" calcext:value-type="float">
            <text:p>1.986714E-06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7-16-12-20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016228429" calcext:value-type="float">
            <text:p>1.6228429E-06</text:p>
          </table:table-cell>
          <table:table-cell office:value-type="float" office:value="0.99999833" calcext:value-type="float">
            <text:p>0.999998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8-14-13-18-53.tif</text:p>
          </table:table-cell>
          <table:table-cell table:number-columns-repeated="2" office:value-type="string" calcext:value-type="string">
            <text:p>healthy</text:p>
          </table:table-cell>
          <table:table-cell office:value-type="float" office:value="0.9998118" calcext:value-type="float">
            <text:p>0.9998118</text:p>
          </table:table-cell>
          <table:table-cell office:value-type="float" office:value="0.00018816072" calcext:value-type="float">
            <text:p>0.00018816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_Image_RE_Circle-2017-09-04-14-31-59.tif</text:p>
          </table:table-cell>
          <table:table-cell table:number-columns-repeated="2" office:value-type="string" calcext:value-type="string">
            <text:p>pathological</text:p>
          </table:table-cell>
          <table:table-cell office:value-type="float" office:value="0.000033249053" calcext:value-type="float">
            <text:p>3.3249053E-05</text:p>
          </table:table-cell>
          <table:table-cell office:value-type="float" office:value="0.99996674" calcext:value-type="float">
            <text:p>0.999966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formula="of:=SUM([.F2:.F877])" office:value-type="float" office:value="872" calcext:value-type="float">
            <text:p>872</text:p>
          </table:table-cell>
          <table:table-cell table:formula="of:=[.F878]/876" office:value-type="float" office:value="0.995433789954338" calcext:value-type="float">
            <text:p>0.99543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12:00.530318868</dc:date>
    <meta:editing-duration>PT51S</meta:editing-duration>
    <meta:editing-cycles>1</meta:editing-cycles>
    <meta:document-statistic meta:table-count="1" meta:cell-count="5264" meta:object-count="0"/>
    <meta:generator>LibreOffice/5.1.6.2$Linux_X86_64 LibreOffice_project/10m0$Build-2</meta:generator>
  </office:meta>
</office:document-meta>
</file>